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6e6a"/>
    </style:style>
    <style:style style:name="P8" style:family="paragraph" style:parent-style-name="LO-normal">
      <style:paragraph-properties fo:line-height="150%" fo:text-align="justify" style:justify-single-word="false"/>
      <style:text-properties officeooo:paragraph-rsid="014c77c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text-align="justify" style:justify-single-word="false"/>
    </style:style>
    <style:style style:name="P39"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0"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1"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3"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5"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7"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9"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0"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2"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4" style:family="paragraph" style:parent-style-name="Bibliography_20_1">
      <style:text-properties fo:font-size="9pt" style:font-size-asian="9pt" style:font-size-complex="9pt"/>
    </style:style>
    <style:style style:name="P55" style:family="paragraph" style:parent-style-name="Bibliography_20_1">
      <style:text-properties fo:font-size="9pt" officeooo:paragraph-rsid="0139d1e2" style:font-size-asian="9pt" style:font-size-complex="9pt"/>
    </style:style>
    <style:style style:name="P56" style:family="paragraph" style:parent-style-name="Bibliography_20_1">
      <style:text-properties fo:font-size="9pt" officeooo:paragraph-rsid="013ab280" style:font-size-asian="9pt" style:font-size-complex="9pt"/>
    </style:style>
    <style:style style:name="P57"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8"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9"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1"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2"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3"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4"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5"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87"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88"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89"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90"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91"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2"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3"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94"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5"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6"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7"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8"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99"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0"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1"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2"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3"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4"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5"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06" style:family="text">
      <style:text-properties fo:font-size="10pt" fo:language="en" fo:country="US" style:font-size-asian="10pt" style:language-asian="zh" style:country-asian="CN" style:font-name-complex="Mangal" style:font-size-complex="10pt" style:language-complex="hi" style:country-complex="IN"/>
    </style:style>
    <style:style style:name="T107"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08" style:family="text">
      <style:text-properties fo:font-size="14pt" fo:font-weight="bold" style:font-size-asian="14pt" style:font-weight-asian="bold" style:font-size-complex="14pt"/>
    </style:style>
    <style:style style:name="T109" style:family="text">
      <style:text-properties fo:font-size="14pt" style:font-size-asian="14pt" style:font-size-complex="14pt"/>
    </style:style>
    <style:style style:name="T110" style:family="text">
      <style:text-properties fo:font-size="14pt" fo:font-style="normal" fo:font-weight="bold" style:font-size-asian="14pt" style:font-style-asian="normal" style:font-weight-asian="bold" style:font-size-complex="14pt"/>
    </style:style>
    <style:style style:name="T111" style:family="text">
      <style:text-properties style:text-position="super 58%" fo:font-size="10pt" style:font-name-asian="Times New Roman1" style:font-size-asian="10pt" style:font-name-complex="Times New Roman1" style:font-size-complex="10pt"/>
    </style:style>
    <style:style style:name="T112"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13" style:family="text">
      <style:text-properties style:font-name="arial" fo:font-size="10pt" style:font-name-asian="Times New Roman1" style:font-size-asian="10pt" style:font-name-complex="Times New Roman1" style:font-size-complex="10pt"/>
    </style:style>
    <style:style style:name="T114" style:family="text">
      <style:text-properties style:font-name="arial" fo:font-size="10pt" fo:font-style="normal" fo:font-weight="normal" style:font-size-asian="10pt" style:font-style-asian="normal" style:font-weight-asian="normal" style:font-size-complex="10pt"/>
    </style:style>
    <style:style style:name="T115" style:family="text">
      <style:text-properties style:font-name="arial" fo:font-size="10pt" style:font-size-asian="10pt" style:font-size-complex="10pt"/>
    </style:style>
    <style:style style:name="T116" style:family="text">
      <style:text-properties style:font-name="arial" fo:font-size="10pt" officeooo:rsid="00e81204" style:font-size-asian="10pt" style:font-size-complex="10pt"/>
    </style:style>
    <style:style style:name="T117"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18"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19" style:family="text">
      <style:text-properties style:text-position="sub 58%" style:font-name="Arial" fo:font-size="10pt" style:font-name-asian="Times New Roman1" style:font-size-asian="10pt" style:font-name-complex="Arial1" style:font-size-complex="10pt"/>
    </style:style>
    <style:style style:name="T120" style:family="text">
      <style:text-properties style:text-position="sub 58%" style:font-name="Arial" fo:font-style="italic" style:font-style-asian="italic" style:font-name-complex="Arial1" style:font-style-complex="italic"/>
    </style:style>
    <style:style style:name="T121" style:family="text">
      <style:text-properties style:text-position="sub 58%" fo:language="en" fo:country="US" style:font-name-asian="Times New Roman1" style:language-asian="zh" style:country-asian="CN" style:font-name-complex="Times New Roman1" style:language-complex="hi" style:country-complex="IN"/>
    </style:style>
    <style:style style:name="T122"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23" style:family="text">
      <style:text-properties style:text-position="sub 58%" fo:font-style="italic" style:font-name-asian="Times New Roman1" style:font-style-asian="italic" style:font-name-complex="Times New Roman1" style:font-style-complex="italic"/>
    </style:style>
    <style:style style:name="T124"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25" style:family="text">
      <style:text-properties fo:font-weight="bold" style:font-weight-asian="bold"/>
    </style:style>
    <style:style style:name="T126" style:family="text">
      <style:text-properties fo:font-weight="bold" style:font-name-asian="Times New Roman1" style:font-weight-asian="bold" style:font-name-complex="Times New Roman1"/>
    </style:style>
    <style:style style:name="T127" style:family="text">
      <style:text-properties fo:font-weight="bold" officeooo:rsid="00bf96c2" style:font-name-asian="Times New Roman1" style:font-weight-asian="bold" style:font-name-complex="Times New Roman1" style:font-weight-complex="bold"/>
    </style:style>
    <style:style style:name="T128" style:family="text">
      <style:text-properties fo:font-weight="bold" officeooo:rsid="00c116e4" style:font-name-asian="Times New Roman1" style:font-weight-asian="bold" style:font-name-complex="Times New Roman1"/>
    </style:style>
    <style:style style:name="T129" style:family="text">
      <style:text-properties fo:font-variant="normal" fo:text-transform="none" style:text-position="0% 100%" fo:font-size="10pt" fo:font-style="normal" style:text-underline-style="none" fo:font-weight="normal" style:font-size-asian="10pt" style:font-size-complex="10pt"/>
    </style:style>
    <style:style style:name="T130"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variant="normal" fo:text-transform="none" style:text-position="0% 100%" fo:font-style="normal" style:text-underline-style="none" fo:font-weight="normal"/>
    </style:style>
    <style:style style:name="T132"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33"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34" style:family="text">
      <style:text-properties fo:font-style="italic" style:font-style-asian="italic"/>
    </style:style>
    <style:style style:name="T135" style:family="text">
      <style:text-properties fo:font-style="italic" officeooo:rsid="0139d1e2" style:font-style-asian="italic"/>
    </style:style>
    <style:style style:name="T136"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37"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38" style:family="text">
      <style:text-properties fo:font-style="italic" style:font-name-asian="Times New Roman1" style:font-style-asian="italic" style:font-name-complex="Times New Roman1" style:font-style-complex="italic"/>
    </style:style>
    <style:style style:name="T139" style:family="text">
      <style:text-properties fo:font-style="italic" officeooo:rsid="005a8f7f" style:font-name-asian="Times New Roman1" style:font-style-asian="italic" style:font-name-complex="Times New Roman1" style:font-style-complex="italic"/>
    </style:style>
    <style:style style:name="T140" style:family="text">
      <style:text-properties fo:language="en" fo:country="US" style:language-asian="zh" style:country-asian="CN" style:language-complex="hi" style:country-complex="IN"/>
    </style:style>
    <style:style style:name="T141" style:family="text">
      <style:text-properties fo:language="en" fo:country="US" style:font-name-asian="Times New Roman1" style:language-asian="zh" style:country-asian="CN" style:font-name-complex="Times New Roman1" style:language-complex="hi" style:country-complex="IN"/>
    </style:style>
    <style:style style:name="T142" style:family="text">
      <style:text-properties fo:language="en" fo:country="US" officeooo:rsid="00b6671c" style:font-name-asian="Times New Roman1" style:language-asian="zh" style:country-asian="CN" style:font-name-complex="Times New Roman1" style:language-complex="hi" style:country-complex="IN"/>
    </style:style>
    <style:style style:name="T143" style:family="text">
      <style:text-properties fo:language="en" fo:country="US" officeooo:rsid="00b5faf1" style:font-name-asian="Times New Roman1" style:language-asian="zh" style:country-asian="CN" style:font-name-complex="Times New Roman1" style:language-complex="hi" style:country-complex="IN"/>
    </style:style>
    <style:style style:name="T144" style:family="text">
      <style:text-properties fo:language="en" fo:country="US" officeooo:rsid="00b7f816" style:font-name-asian="Times New Roman1" style:language-asian="zh" style:country-asian="CN" style:font-name-complex="Times New Roman1" style:language-complex="hi" style:country-complex="IN"/>
    </style:style>
    <style:style style:name="T145" style:family="text">
      <style:text-properties fo:language="en" fo:country="US" officeooo:rsid="00ea61f2" style:font-name-asian="Times New Roman1" style:language-asian="zh" style:country-asian="CN" style:font-name-complex="Times New Roman1" style:language-complex="hi" style:country-complex="IN"/>
    </style:style>
    <style:style style:name="T146" style:family="text">
      <style:text-properties fo:language="en" fo:country="US" officeooo:rsid="00ae4525" style:font-name-asian="Times New Roman1" style:language-asian="zh" style:country-asian="CN" style:font-name-complex="Times New Roman1" style:language-complex="hi" style:country-complex="IN"/>
    </style:style>
    <style:style style:name="T147" style:family="text">
      <style:text-properties fo:language="en" fo:country="US" officeooo:rsid="00b89c92" style:font-name-asian="Times New Roman1" style:language-asian="zh" style:country-asian="CN" style:font-name-complex="Times New Roman1" style:language-complex="hi" style:country-complex="IN"/>
    </style:style>
    <style:style style:name="T148" style:family="text">
      <style:text-properties fo:language="en" fo:country="US" officeooo:rsid="00ddc6d7" style:font-name-asian="Times New Roman1" style:language-asian="zh" style:country-asian="CN" style:font-name-complex="Times New Roman1" style:language-complex="hi" style:country-complex="IN"/>
    </style:style>
    <style:style style:name="T149" style:family="text">
      <style:text-properties fo:language="en" fo:country="US" officeooo:rsid="00ece687" style:font-name-asian="Times New Roman1" style:language-asian="zh" style:country-asian="CN" style:font-name-complex="Times New Roman1" style:language-complex="hi" style:country-complex="IN"/>
    </style:style>
    <style:style style:name="T150" style:family="text">
      <style:text-properties fo:language="en" fo:country="US" officeooo:rsid="002b57e7" style:font-name-asian="Times New Roman1" style:language-asian="zh" style:country-asian="CN" style:font-name-complex="Times New Roman1" style:language-complex="hi" style:country-complex="IN"/>
    </style:style>
    <style:style style:name="T151" style:family="text">
      <style:text-properties fo:language="en" fo:country="US" officeooo:rsid="011e5146" style:font-name-asian="Times New Roman1" style:language-asian="zh" style:country-asian="CN" style:font-name-complex="Times New Roman1" style:language-complex="hi" style:country-complex="IN"/>
    </style:style>
    <style:style style:name="T152" style:family="text">
      <style:text-properties fo:language="en" fo:country="US" officeooo:rsid="010c1b47" style:font-name-asian="Times New Roman1" style:language-asian="zh" style:country-asian="CN" style:font-name-complex="Times New Roman1" style:language-complex="hi" style:country-complex="IN"/>
    </style:style>
    <style:style style:name="T153" style:family="text">
      <style:text-properties fo:language="en" fo:country="US" officeooo:rsid="01028629" style:font-name-asian="Times New Roman1" style:language-asian="zh" style:country-asian="CN" style:font-name-complex="Times New Roman1" style:language-complex="hi" style:country-complex="IN"/>
    </style:style>
    <style:style style:name="T154" style:family="text">
      <style:text-properties fo:language="en" fo:country="US" officeooo:rsid="002c0e13" style:font-name-asian="Times New Roman1" style:language-asian="zh" style:country-asian="CN" style:font-name-complex="Times New Roman1" style:language-complex="hi" style:country-complex="IN"/>
    </style:style>
    <style:style style:name="T155" style:family="text">
      <style:text-properties fo:language="en" fo:country="US" officeooo:rsid="0101544f" style:font-name-asian="Times New Roman1" style:language-asian="zh" style:country-asian="CN" style:font-name-complex="Times New Roman1" style:language-complex="hi" style:country-complex="IN"/>
    </style:style>
    <style:style style:name="T156" style:family="text">
      <style:text-properties fo:language="en" fo:country="US" officeooo:rsid="0105c834" style:font-name-asian="Times New Roman1" style:language-asian="zh" style:country-asian="CN" style:font-name-complex="Times New Roman1" style:language-complex="hi" style:country-complex="IN"/>
    </style:style>
    <style:style style:name="T157" style:family="text">
      <style:text-properties fo:language="en" fo:country="US" officeooo:rsid="00363104" style:font-name-asian="Times New Roman1" style:language-asian="zh" style:country-asian="CN" style:font-name-complex="Times New Roman1" style:language-complex="hi" style:country-complex="IN"/>
    </style:style>
    <style:style style:name="T158" style:family="text">
      <style:text-properties fo:language="en" fo:country="US" officeooo:rsid="00dec1eb" style:font-name-asian="Times New Roman1" style:language-asian="zh" style:country-asian="CN" style:font-name-complex="Times New Roman1" style:language-complex="hi" style:country-complex="IN"/>
    </style:style>
    <style:style style:name="T159" style:family="text">
      <style:text-properties fo:language="en" fo:country="US" officeooo:rsid="0036fbd2" style:font-name-asian="Times New Roman1" style:language-asian="zh" style:country-asian="CN" style:font-name-complex="Times New Roman1" style:language-complex="hi" style:country-complex="IN"/>
    </style:style>
    <style:style style:name="T160" style:family="text">
      <style:text-properties fo:language="en" fo:country="US" officeooo:rsid="00f60739" style:font-name-asian="Times New Roman1" style:language-asian="zh" style:country-asian="CN" style:font-name-complex="Times New Roman1" style:language-complex="hi" style:country-complex="IN"/>
    </style:style>
    <style:style style:name="T161" style:family="text">
      <style:text-properties fo:language="en" fo:country="US" officeooo:rsid="0038bc06" style:font-name-asian="Times New Roman1" style:language-asian="zh" style:country-asian="CN" style:font-name-complex="Times New Roman1" style:language-complex="hi" style:country-complex="IN"/>
    </style:style>
    <style:style style:name="T162" style:family="text">
      <style:text-properties fo:language="en" fo:country="US" officeooo:rsid="00c436bc" style:font-name-asian="Times New Roman1" style:language-asian="zh" style:country-asian="CN" style:font-name-complex="Times New Roman1" style:language-complex="hi" style:country-complex="IN"/>
    </style:style>
    <style:style style:name="T163" style:family="text">
      <style:text-properties fo:language="en" fo:country="US" officeooo:rsid="0038775e" style:font-name-asian="Times New Roman1" style:language-asian="zh" style:country-asian="CN" style:font-name-complex="Times New Roman1" style:language-complex="hi" style:country-complex="IN"/>
    </style:style>
    <style:style style:name="T164" style:family="text">
      <style:text-properties fo:language="en" fo:country="US" officeooo:rsid="011fcc51" style:font-name-asian="Times New Roman1" style:language-asian="zh" style:country-asian="CN" style:font-name-complex="Times New Roman1" style:language-complex="hi" style:country-complex="IN"/>
    </style:style>
    <style:style style:name="T165" style:family="text">
      <style:text-properties fo:language="en" fo:country="US" officeooo:rsid="0121c6f6" style:font-name-asian="Times New Roman1" style:language-asian="zh" style:country-asian="CN" style:font-name-complex="Times New Roman1" style:language-complex="hi" style:country-complex="IN"/>
    </style:style>
    <style:style style:name="T166" style:family="text">
      <style:text-properties fo:language="en" fo:country="US" officeooo:rsid="0133ceee" style:font-name-asian="Times New Roman1" style:language-asian="zh" style:country-asian="CN" style:font-name-complex="Times New Roman1" style:language-complex="hi" style:country-complex="IN"/>
    </style:style>
    <style:style style:name="T167" style:family="text">
      <style:text-properties fo:language="en" fo:country="US" officeooo:rsid="00f700a8" style:font-name-asian="Times New Roman1" style:language-asian="zh" style:country-asian="CN" style:font-name-complex="Times New Roman1" style:language-complex="hi" style:country-complex="IN"/>
    </style:style>
    <style:style style:name="T168" style:family="text">
      <style:text-properties fo:language="en" fo:country="US" officeooo:rsid="0135184c" style:font-name-asian="Times New Roman1" style:language-asian="zh" style:country-asian="CN" style:font-name-complex="Times New Roman1" style:language-complex="hi" style:country-complex="IN"/>
    </style:style>
    <style:style style:name="T169" style:family="text">
      <style:text-properties fo:language="en" fo:country="US" officeooo:rsid="010f9a23" style:font-name-asian="Times New Roman1" style:language-asian="zh" style:country-asian="CN" style:font-name-complex="Times New Roman1" style:language-complex="hi" style:country-complex="IN"/>
    </style:style>
    <style:style style:name="T170" style:family="text">
      <style:text-properties fo:language="en" fo:country="US" officeooo:rsid="011145ff" style:font-name-asian="Times New Roman1" style:language-asian="zh" style:country-asian="CN" style:font-name-complex="Times New Roman1" style:language-complex="hi" style:country-complex="IN"/>
    </style:style>
    <style:style style:name="T171" style:family="text">
      <style:text-properties fo:language="en" fo:country="US" officeooo:rsid="01232bba" style:font-name-asian="Times New Roman1" style:language-asian="zh" style:country-asian="CN" style:font-name-complex="Times New Roman1" style:language-complex="hi" style:country-complex="IN"/>
    </style:style>
    <style:style style:name="T172" style:family="text">
      <style:text-properties fo:language="en" fo:country="US" officeooo:rsid="0123413b" style:font-name-asian="Times New Roman1" style:language-asian="zh" style:country-asian="CN" style:font-name-complex="Times New Roman1" style:language-complex="hi" style:country-complex="IN"/>
    </style:style>
    <style:style style:name="T173" style:family="text">
      <style:text-properties fo:language="en" fo:country="US" officeooo:rsid="0046388e" style:font-name-asian="Times New Roman1" style:language-asian="zh" style:country-asian="CN" style:font-name-complex="Times New Roman1" style:language-complex="hi" style:country-complex="IN"/>
    </style:style>
    <style:style style:name="T174" style:family="text">
      <style:text-properties fo:language="en" fo:country="US" officeooo:rsid="00a6c9f8" style:font-name-asian="Times New Roman1" style:language-asian="zh" style:country-asian="CN" style:font-name-complex="Times New Roman1" style:language-complex="hi" style:country-complex="IN"/>
    </style:style>
    <style:style style:name="T175" style:family="text">
      <style:text-properties fo:language="en" fo:country="US" officeooo:rsid="00e0b76c" style:font-name-asian="Times New Roman1" style:language-asian="zh" style:country-asian="CN" style:font-name-complex="Times New Roman1" style:language-complex="hi" style:country-complex="IN"/>
    </style:style>
    <style:style style:name="T176" style:family="text">
      <style:text-properties fo:language="en" fo:country="US" officeooo:rsid="00aad48e" style:font-name-asian="Times New Roman1" style:language-asian="zh" style:country-asian="CN" style:font-name-complex="Times New Roman1" style:language-complex="hi" style:country-complex="IN"/>
    </style:style>
    <style:style style:name="T177" style:family="text">
      <style:text-properties fo:language="en" fo:country="US" officeooo:rsid="00a75d0d" style:font-name-asian="Times New Roman1" style:language-asian="zh" style:country-asian="CN" style:font-name-complex="Times New Roman1" style:language-complex="hi" style:country-complex="IN"/>
    </style:style>
    <style:style style:name="T178" style:family="text">
      <style:text-properties fo:language="en" fo:country="US" officeooo:rsid="00a8e5d2" style:font-name-asian="Times New Roman1" style:language-asian="zh" style:country-asian="CN" style:font-name-complex="Times New Roman1" style:language-complex="hi" style:country-complex="IN"/>
    </style:style>
    <style:style style:name="T179" style:family="text">
      <style:text-properties fo:language="en" fo:country="US" officeooo:rsid="00467d94" style:font-name-asian="Times New Roman1" style:language-asian="zh" style:country-asian="CN" style:font-name-complex="Times New Roman1" style:language-complex="hi" style:country-complex="IN"/>
    </style:style>
    <style:style style:name="T180" style:family="text">
      <style:text-properties fo:language="en" fo:country="US" officeooo:rsid="00fde8b7" style:font-name-asian="Times New Roman1" style:language-asian="zh" style:country-asian="CN" style:font-name-complex="Times New Roman1" style:language-complex="hi" style:country-complex="IN"/>
    </style:style>
    <style:style style:name="T181" style:family="text">
      <style:text-properties fo:language="en" fo:country="US" officeooo:rsid="01274f9a" style:font-name-asian="Times New Roman1" style:language-asian="zh" style:country-asian="CN" style:font-name-complex="Times New Roman1" style:language-complex="hi" style:country-complex="IN"/>
    </style:style>
    <style:style style:name="T182" style:family="text">
      <style:text-properties fo:language="en" fo:country="US" officeooo:rsid="0048587f" style:font-name-asian="Times New Roman1" style:language-asian="zh" style:country-asian="CN" style:font-name-complex="Times New Roman1" style:language-complex="hi" style:country-complex="IN"/>
    </style:style>
    <style:style style:name="T183" style:family="text">
      <style:text-properties fo:language="en" fo:country="US" officeooo:rsid="00cf02f6" style:font-name-asian="Times New Roman1" style:language-asian="zh" style:country-asian="CN" style:font-name-complex="Times New Roman1" style:language-complex="hi" style:country-complex="IN"/>
    </style:style>
    <style:style style:name="T184" style:family="text">
      <style:text-properties fo:language="en" fo:country="US" officeooo:rsid="00cff481" style:font-name-asian="Times New Roman1" style:language-asian="zh" style:country-asian="CN" style:font-name-complex="Times New Roman1" style:language-complex="hi" style:country-complex="IN"/>
    </style:style>
    <style:style style:name="T185" style:family="text">
      <style:text-properties fo:language="en" fo:country="US" officeooo:rsid="008bae7b" style:font-name-asian="Times New Roman1" style:language-asian="zh" style:country-asian="CN" style:font-name-complex="Times New Roman1" style:language-complex="hi" style:country-complex="IN"/>
    </style:style>
    <style:style style:name="T186" style:family="text">
      <style:text-properties fo:language="en" fo:country="US" officeooo:rsid="013f2f69" style:font-name-asian="Times New Roman1" style:language-asian="zh" style:country-asian="CN" style:font-name-complex="Times New Roman1" style:language-complex="hi" style:country-complex="IN"/>
    </style:style>
    <style:style style:name="T187" style:family="text">
      <style:text-properties fo:language="en" fo:country="US" officeooo:rsid="0141f361" style:font-name-asian="Times New Roman1" style:language-asian="zh" style:country-asian="CN" style:font-name-complex="Times New Roman1" style:language-complex="hi" style:country-complex="IN"/>
    </style:style>
    <style:style style:name="T188" style:family="text">
      <style:text-properties fo:language="en" fo:country="US" officeooo:rsid="0143d8eb" style:font-name-asian="Times New Roman1" style:language-asian="zh" style:country-asian="CN" style:font-name-complex="Times New Roman1" style:language-complex="hi" style:country-complex="IN"/>
    </style:style>
    <style:style style:name="T189" style:family="text">
      <style:text-properties fo:language="en" fo:country="US" officeooo:rsid="0144fb21" style:font-name-asian="Times New Roman1" style:language-asian="zh" style:country-asian="CN" style:font-name-complex="Times New Roman1" style:language-complex="hi" style:country-complex="IN"/>
    </style:style>
    <style:style style:name="T190" style:family="text">
      <style:text-properties fo:language="en" fo:country="US" officeooo:rsid="0161a3b3" style:font-name-asian="Times New Roman1" style:language-asian="zh" style:country-asian="CN" style:font-name-complex="Times New Roman1" style:language-complex="hi" style:country-complex="IN"/>
    </style:style>
    <style:style style:name="T191" style:family="text">
      <style:text-properties fo:language="en" fo:country="US" officeooo:rsid="01636165" style:font-name-asian="Times New Roman1" style:language-asian="zh" style:country-asian="CN" style:font-name-complex="Times New Roman1" style:language-complex="hi" style:country-complex="IN"/>
    </style:style>
    <style:style style:name="T192" style:family="text">
      <style:text-properties fo:language="en" fo:country="US" officeooo:rsid="016487bd" style:font-name-asian="Times New Roman1" style:language-asian="zh" style:country-asian="CN" style:font-name-complex="Times New Roman1" style:language-complex="hi" style:country-complex="IN"/>
    </style:style>
    <style:style style:name="T193" style:family="text">
      <style:text-properties fo:language="en" fo:country="US" officeooo:rsid="01683d2f" style:font-name-asian="Times New Roman1" style:language-asian="zh" style:country-asian="CN" style:font-name-complex="Times New Roman1" style:language-complex="hi" style:country-complex="IN"/>
    </style:style>
    <style:style style:name="T194"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195"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96"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197"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198"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199"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00"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01"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02"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03"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0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0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06"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07"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08"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09"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10"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11"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12"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13"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4"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5"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6"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7"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8"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19"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0"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1"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22"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23"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24" style:family="text">
      <style:text-properties fo:language="en" fo:country="US" style:font-name-asian="Times New Roman" style:language-asian="zh" style:country-asian="CN" style:font-name-complex="Times New Roman" style:language-complex="hi" style:country-complex="IN"/>
    </style:style>
    <style:style style:name="T225" style:family="text">
      <style:text-properties style:font-name="Cambria Math" style:font-name-complex="Cambria Math1"/>
    </style:style>
    <style:style style:name="T226" style:family="text">
      <style:text-properties style:font-name="Arial" fo:font-size="10pt" fo:font-weight="bold" style:font-name-asian="Times New Roman1" style:font-size-asian="10pt" style:font-weight-asian="bold" style:font-name-complex="Arial1" style:font-size-complex="10pt"/>
    </style:style>
    <style:style style:name="T227"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28" style:family="text">
      <style:text-properties style:font-name="Arial" fo:font-size="10pt" fo:font-weight="bold" style:font-size-asian="10pt" style:font-weight-asian="bold" style:font-name-complex="Arial1" style:font-size-complex="10pt" style:font-weight-complex="bold"/>
    </style:style>
    <style:style style:name="T229" style:family="text">
      <style:text-properties style:font-name="Arial" fo:font-size="10pt" fo:font-weight="bold" officeooo:rsid="016d4b7e" style:font-size-asian="10pt" style:font-weight-asian="bold" style:font-name-complex="Arial1" style:font-size-complex="10pt" style:font-weight-complex="bold"/>
    </style:style>
    <style:style style:name="T230" style:family="text">
      <style:text-properties style:font-name="Arial" fo:font-size="10pt" style:font-name-asian="Times New Roman1" style:font-size-asian="10pt" style:font-name-complex="Arial1" style:font-size-complex="10pt"/>
    </style:style>
    <style:style style:name="T231" style:family="text">
      <style:text-properties style:font-name="Arial" fo:font-size="10pt" officeooo:rsid="0015db1c" style:font-name-asian="Times New Roman1" style:font-size-asian="10pt" style:font-name-complex="Arial1" style:font-size-complex="10pt"/>
    </style:style>
    <style:style style:name="T232" style:family="text">
      <style:text-properties style:font-name="Arial" fo:font-size="10pt" officeooo:rsid="012a2ce6" style:font-name-asian="Times New Roman1" style:font-size-asian="10pt" style:font-name-complex="Arial1" style:font-size-complex="10pt"/>
    </style:style>
    <style:style style:name="T233" style:family="text">
      <style:text-properties style:font-name="Arial" fo:font-size="10pt" fo:font-style="italic" style:font-name-asian="Times New Roman1" style:font-size-asian="10pt" style:font-style-asian="italic" style:font-name-complex="Arial1" style:font-size-complex="10pt"/>
    </style:style>
    <style:style style:name="T234"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35"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3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3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38" style:family="text">
      <style:text-properties style:font-name="Arial" fo:font-size="10pt" fo:font-style="italic" style:font-size-asian="10pt" style:font-style-asian="italic" style:font-name-complex="Arial1" style:font-size-complex="10pt" style:font-style-complex="italic"/>
    </style:style>
    <style:style style:name="T239" style:family="text">
      <style:text-properties style:font-name="Arial" fo:font-size="10pt" style:font-size-asian="10pt" style:font-name-complex="Arial1" style:font-size-complex="10pt"/>
    </style:style>
    <style:style style:name="T240" style:family="text">
      <style:text-properties style:font-name="Arial" fo:font-size="10pt" officeooo:rsid="012a806b" style:font-size-asian="10pt" style:font-name-complex="Arial1" style:font-size-complex="10pt"/>
    </style:style>
    <style:style style:name="T241" style:family="text">
      <style:text-properties style:font-name="Arial" fo:font-size="10pt" officeooo:rsid="016d4b7e" style:font-size-asian="10pt" style:font-name-complex="Arial1" style:font-size-complex="10pt"/>
    </style:style>
    <style:style style:name="T242"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43"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44"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45" style:family="text">
      <style:text-properties style:font-name="Arial" style:font-name-asian="Times New Roman1" style:font-name-complex="Arial1"/>
    </style:style>
    <style:style style:name="T246" style:family="text">
      <style:text-properties style:font-name="Arial" fo:font-style="italic" style:font-name-asian="Times New Roman1" style:font-style-asian="italic" style:font-name-complex="Arial1" style:font-style-complex="italic"/>
    </style:style>
    <style:style style:name="T247" style:family="text">
      <style:text-properties style:font-name="Arial" fo:font-style="italic" style:font-style-asian="italic" style:font-name-complex="Arial1" style:font-style-complex="italic"/>
    </style:style>
    <style:style style:name="T248" style:family="text">
      <style:text-properties style:font-name="Arial" fo:font-weight="bold" style:font-weight-asian="bold" style:font-name-complex="Arial1" style:font-weight-complex="bold"/>
    </style:style>
    <style:style style:name="T249" style:family="text">
      <style:text-properties style:font-name="Arial" style:font-name-complex="Arial1"/>
    </style:style>
    <style:style style:name="T250" style:family="text">
      <style:text-properties style:font-name="arial1" fo:language="en" fo:country="US" style:font-name-asian="Times New Roman1" style:language-asian="zh" style:country-asian="CN" style:font-name-complex="Times New Roman1" style:language-complex="hi" style:country-complex="IN"/>
    </style:style>
    <style:style style:name="T251"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52"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53"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54"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55"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56" style:family="text">
      <style:text-properties fo:font-weight="normal" officeooo:rsid="00a010db" style:font-name-asian="Times New Roman1" style:font-weight-asian="normal" style:font-name-complex="Times New Roman1" style:font-weight-complex="normal"/>
    </style:style>
    <style:style style:name="T257" style:family="text">
      <style:text-properties fo:font-weight="normal" officeooo:rsid="00bf96c2" style:font-name-asian="Times New Roman1" style:font-weight-asian="normal" style:font-name-complex="Times New Roman1" style:font-weight-complex="normal"/>
    </style:style>
    <style:style style:name="T258" style:family="text">
      <style:text-properties fo:font-weight="normal" officeooo:rsid="00c116e4" style:font-name-asian="Times New Roman1" style:font-weight-asian="normal" style:font-name-complex="Times New Roman1" style:font-weight-complex="normal"/>
    </style:style>
    <style:style style:name="T259" style:family="text">
      <style:text-properties style:font-name-asian="Times New Roman1" style:font-name-complex="Times New Roman1"/>
    </style:style>
    <style:style style:name="T260" style:family="text">
      <style:text-properties officeooo:rsid="002f455f" style:font-name-asian="Times New Roman1" style:font-name-complex="Times New Roman1"/>
    </style:style>
    <style:style style:name="T261" style:family="text">
      <style:text-properties officeooo:rsid="009553d2" style:font-name-asian="Times New Roman1" style:font-name-complex="Times New Roman1"/>
    </style:style>
    <style:style style:name="T262" style:family="text">
      <style:text-properties officeooo:rsid="00ddc6d7" style:font-name-asian="Times New Roman1" style:font-name-complex="Times New Roman1"/>
    </style:style>
    <style:style style:name="T263" style:family="text">
      <style:text-properties officeooo:rsid="00f0c858" style:font-name-asian="Times New Roman1" style:font-name-complex="Times New Roman1"/>
    </style:style>
    <style:style style:name="T264" style:family="text">
      <style:text-properties officeooo:rsid="009da856" style:font-name-asian="Times New Roman1" style:font-name-complex="Times New Roman1"/>
    </style:style>
    <style:style style:name="T265" style:family="text">
      <style:text-properties officeooo:rsid="009edc15" style:font-name-asian="Times New Roman1" style:font-name-complex="Times New Roman1"/>
    </style:style>
    <style:style style:name="T266" style:family="text">
      <style:text-properties officeooo:rsid="00bc04e9" style:font-name-asian="Times New Roman1" style:font-name-complex="Times New Roman1"/>
    </style:style>
    <style:style style:name="T267" style:family="text">
      <style:text-properties officeooo:rsid="00bdb0b3" style:font-name-asian="Times New Roman1" style:font-name-complex="Times New Roman1"/>
    </style:style>
    <style:style style:name="T268" style:family="text">
      <style:text-properties officeooo:rsid="009f81af" style:font-name-asian="Times New Roman1" style:font-name-complex="Times New Roman1"/>
    </style:style>
    <style:style style:name="T269" style:family="text">
      <style:text-properties officeooo:rsid="00363104" style:font-name-asian="Times New Roman1" style:font-name-complex="Times New Roman1"/>
    </style:style>
    <style:style style:name="T270" style:family="text">
      <style:text-properties officeooo:rsid="0036fbd2" style:font-name-asian="Times New Roman1" style:font-name-complex="Times New Roman1"/>
    </style:style>
    <style:style style:name="T271" style:family="text">
      <style:text-properties officeooo:rsid="00c116e4" style:font-name-asian="Times New Roman1" style:font-name-complex="Times New Roman1"/>
    </style:style>
    <style:style style:name="T272" style:family="text">
      <style:text-properties officeooo:rsid="011f92ab" style:font-name-asian="Times New Roman1" style:font-name-complex="Times New Roman1"/>
    </style:style>
    <style:style style:name="T273" style:family="text">
      <style:text-properties officeooo:rsid="01542f76" style:font-name-asian="Times New Roman1" style:font-name-complex="Times New Roman1"/>
    </style:style>
    <style:style style:name="T274" style:family="text">
      <style:text-properties officeooo:rsid="01594313" style:font-name-asian="Times New Roman1" style:font-name-complex="Times New Roman1"/>
    </style:style>
    <style:style style:name="T275" style:family="text">
      <style:text-properties officeooo:rsid="0142686a"/>
    </style:style>
    <style:style style:name="T276" style:family="text">
      <style:text-properties officeooo:rsid="0143d8eb"/>
    </style:style>
    <style:style style:name="T277"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236374241520" text:id="ct94236374241520">
          <text:deletion>
            <office:change-info>
              <dc:creator>Fabien Condamine [2]</dc:creator>
              <dc:date>2024-06-02T16:45:00</dc:date>
            </office:change-info>
            <text:p text:style-name="P42"><text:span text:style-name="T2">: </text:span></text:p>
          </text:deletion>
        </text:changed-region>
        <text:changed-region xml:id="ct94236374168960" text:id="ct9423637416896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39">Main Manuscript for</text:p>
      <text:p text:style-name="P40"/>
      <text:p text:style-name="P41"><text:span text:style-name="T110">The fate of South </text:span><text:span text:style-name="T108">America's endemic mammalian fauna in response to the most dramatic Cenozoic climate disruption</text:span></text:p>
      <text:p text:style-name="P19"/>
      <text:p text:style-name="P42"><text:span text:style-name="T5">Lucas Buffan</text:span><text:span text:style-name="T111">1,*</text:span><text:span text:style-name="T5">, Fabien L. Condamine</text:span><text:span text:style-name="T111">1</text:span><text:span text:style-name="T5">, Narla S. Stutz</text:span><text:span text:style-name="T111">1</text:span><text:span text:style-name="T5">, François Pujos</text:span><text:span text:style-name="T111">2</text:span><text:span text:style-name="T5">, Pierre-Olivier Antoine</text:span><text:span text:style-name="T111">1</text:span><text:span text:style-name="T5">, Laurent Marivaux</text:span><text:span text:style-name="T111">1</text:span></text:p>
      <text:p text:style-name="P49"/>
      <text:p text:style-name="P45"><text:span text:style-name="T111">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11">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38"><text:span text:style-name="T26">Email:</text:span><text:span text:style-name="T32"> </text:span><text:a xlink:type="simple" xlink:href="mailto:Lucas.Buffan@umontpellier.fr" text:style-name="Standard" text:visited-style-name="Standard"><text:span text:style-name="T112">Lucas.Buffan@umontpellier.fr</text:span></text:a></text:p>
      <text:p text:style-name="P26"/>
      <text:p text:style-name="P46"><office:annotation office:name="__Annotation__36_1974662237" loext:resolved="false"><dc:creator>Lucas Buffan</dc:creator><dc:date>2024-05-27T12:46:00</dc:date><text:p><text:span text:style-name="T277">Check your ORCID</text:span></text:p></office:annotation><text:span text:style-name="T2">ORCID</text:span><office:annotation-end office:name="__Annotation__36_1974662237"/><text:span text:style-name="T2">: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6"><office:annotation office:name="__Annotation__44_1974662237" loext:resolved="false"><dc:creator>Lucas Buffan</dc:creator><dc:date>2024-05-27T12:27:00</dc:date><text:p><text:span text:style-name="T277">Feel free to add/correct whatever you feel comfortable with :)</text:span></text:p></office:annotation><text:span text:style-name="T2">Author contributions</text:span><office:annotation-end office:name="__Annotation__44_1974662237"/><text:span text:style-name="T2">:</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6"><text:span text:style-name="T2">Competing Interests Statement: </text:span><text:span text:style-name="T5">The authors declare having no competing interest.</text:span></text:p>
      <text:p text:style-name="P25"/>
      <text:p text:style-name="P46"><text:span text:style-name="T3">Classification: </text:span><text:span text:style-name="T5">Biological Sciences, Evolution</text:span></text:p>
      <text:p text:style-name="P25"/>
      <text:p text:style-name="P47"><text:span text:style-name="T2">Keywords: </text:span><text:span text:style-name="T5">Biological </text:span><text:span text:style-name="T14">c</text:span><text:span text:style-name="T5">risis; Eocene-Oligocene </text:span><text:span text:style-name="T14">t</text:span><text:span text:style-name="T5">ransitio</text:span><text:span text:style-name="T113">n; </text:span><text:span text:style-name="T114">Diversification dynamics; </text:span><text:span text:style-name="T115">Multivariate </text:span><text:span text:style-name="T116">a</text:span><text:span text:style-name="T115">nalyses; Bayesian </text:span><text:span text:style-name="T116">i</text:span><text:span text:style-name="T115">nference</text:span></text:p>
      <text:p text:style-name="P11"/>
      <text:p text:style-name="P48"/>
      <text:p text:style-name="P25">This PDF file includes:</text:p>
      <text:p text:style-name="P25"><text:tab/>Main text</text:p>
      <text:p text:style-name="P25"><text:tab/>Figures 1 to 4</text:p>
      <text:p text:style-name="P25"><text:tab/>Table 1</text:p>
      <text:p text:style-name="P28">Abstract (&lt;250 words)</text:p>
      <text:p text:style-name="P42"><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2"><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7"><text:span text:style-name="T32"><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2">(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2">. Although the extant mammalian taxonomic diversity </text:span><text:span text:style-name="T56">in the continent </text:span><text:span text:style-name="T32">is highly diverse, it is a poor reflection of what can be drawn from the fossil record. In fact, throughout most of the Cenozoic (</text:span><text:span text:style-name="T87">i.e., </text:span><text:span text:style-name="T32">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2">(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2">.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30">(3</text:span><text:span text:style-name="T129">–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2">. South American mammal </text:span><text:span text:style-name="T38">(SAM)</text:span><text:span text:style-name="T32"> communities through the Cenozoic are well summarized by three successive ‘faunal strata’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32">(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32">. The first one, stretching from the early Paleocene (66 million years ago, Ma) to the late Eocene (</text:span><text:span text:style-name="T87">ca. </text:span><text:span text:style-name="T32">37 Ma), is characterized by the early </text:span><text:span text:style-name="T57">establishment</text:span><text:span text:style-name="T32"> and radiation of endemic lineages, mostly xenarthrans, metatherians and native ungulates. Then, from the early Oligocene (</text:span><text:span text:style-name="T87">ca. </text:span><text:span text:style-name="T32">33 Ma) until the </text:span><text:span text:style-name="T55">L</text:span><text:span text:style-name="T32">ate Miocene-</text:span><text:span text:style-name="T55">E</text:span><text:span text:style-name="T32">arly Pliocene (</text:span><text:span text:style-name="T87">ca. </text:span><text:span text:style-name="T32">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2">(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2">. In the meantime, rodents and primates, Africa</text:span><text:span text:style-name="T57">n lineages</text:span><text:span text:style-name="T32"> that most likely reached </text:span><text:span text:style-name="T57">South America</text:span><text:span text:style-name="T32">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30">(10</text:span><text:span text:style-name="T129">–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2">, </text:span><text:span text:style-name="T54">d</text:span><text:span text:style-name="T32">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2">(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2">. At the latest Miocene/Pliocene, this endemic fauna was massively disrupted. </text:span><text:span text:style-name="T57">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7">(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57"> paved the way for </text:span><text:span text:style-name="T58">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58">(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0">, and immigrant taxa from North America</text:span><text:span text:style-name="T59"> (</text:span><text:span text:style-name="T88">e.g., </text:span><text:span text:style-name="T94">carnivores, </text:span><text:span text:style-name="T95">perissodactyls,</text:span><text:span text:style-name="T94"> artiodactyls, </text:span><text:span text:style-name="T95">or </text:span><text:span text:style-name="T94">proboscid</text:span><text:span text:style-name="T96">ean</text:span><text:span text:style-name="T94">s) </text:span><text:span text:style-name="T97">appeared in the South American fossil record. </text:span><text:span text:style-name="T98">In the few subsequent millions of years, many endemic South American lineages declined, yet went totally extinct (</text:span><text:span text:style-name="T89">e.g., </text:span><text:span text:style-name="T98">litopterns, notoungulates, sparassodonts, glyptodonts, ground sloths).</text:span></text:p>
      <text:p text:style-name="P34"><text:span text:style-name="T141"><text:tab/>Close to the limit between Simpson’s first and second faunal strata, </text:span><text:span text:style-name="T196">ca. </text:span><text:span text:style-name="T141">33.9 Ma, the Eocene-Oligocene </text:span><text:span text:style-name="T145">t</text:span><text:span text:style-name="T141">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1">(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41">. At that time, </text:span><text:span text:style-name="T146">simultaneously, </text:span><text:span text:style-name="T141">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1">(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41">,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1">(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41">,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1">(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41">. </text:span><text:span text:style-name="T146">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46">(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46">. </text:span><text:span text:style-name="T141">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1">(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41">.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33">(21</text:span><text:span text:style-name="T131">–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1">.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33">(24</text:span><text:span text:style-name="T131">–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1">,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1">(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41">,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1">(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41">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1">(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41">.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1">(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41"> even came to rank this geological boundary as the second most important extinction event throughout the history of life.</text:span></text:p>
      <text:p text:style-name="P8"><text:span text:style-name="T32"><text:tab/>In central and southern South America, substantial changes have been documented in </text:span><text:span text:style-name="T35">m</text:span><text:span text:style-name="T32">etatheria</text:span><text:span text:style-name="T35">n</text:span><text:span text:style-name="T37">s</text:span><text:span text:style-name="T32">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2">(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2"> and native ungulate</text:span><text:span text:style-name="T37">s</text:span><text:span text:style-name="T32">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2">(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2"> </text:span><text:span text:style-name="T35">near the EOT.</text:span><text:span text:style-name="T32">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2">(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2"> even introduced the term ‘Bisagra Patagónica’ (</text:span><text:span text:style-name="T86">Patagonian Hinge</text:span><text:span text:style-name="T32">) to characterize the changes among metatherian communities in Patagonia </text:span><text:span text:style-name="T35">possibly related to the EOT</text:span><text:span text:style-name="T32">. General morphological trends have been highlighted in ‘modernized’ </text:span><text:span text:style-name="T75">notoungulate </text:span><text:span text:style-name="T32">faunas, with a net increase in body mass and cheek </text:span><text:soft-page-break/><text:span text:style-name="T32">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2">(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2">. </text:span><text:span text:style-name="T35">The latter changes, by analogy with the evolutionary fate of extant groups, </text:span><text:span text:style-name="T36">suggested the emergence of the grazing feeding mode, and was postulated to result from the expansion of grasslands, promoted by post-EOT climate cooling and aridification</text:span><text:span text:style-name="T35">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2">. In northern South America, changes in marsupial and rodent communities around the EOT have also been suggested despite the paucity of </text:span><text:span text:style-name="T42">known </text:span><text:span text:style-name="T32">Paleogene 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2">(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2">.</text:span></text:p>
      <text:p text:style-name="P34"><text:span text:style-name="T141"><text:tab/>Despite general agreement that a faunal remodeling occurred in </text:span><text:span text:style-name="T142">SAM</text:span><text:span text:style-name="T141">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1">(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41">,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1">(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41">. Also, the ecological selectivity </text:span><text:span text:style-name="T143">and t</text:span><text:span text:style-name="T141">he </text:span><text:span text:style-name="T143">likely </text:span><text:span text:style-name="T141">drivers of this apparent faunal transition ha</text:span><text:span text:style-name="T143">ve</text:span><text:span text:style-name="T141">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1">(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41">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1">(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41"> in shaping these changes.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01">SI Appendix, </text:span><text:span text:style-name="T208">Fig. S1 </text:span><text:span text:style-name="T141">and </text:span><text:span text:style-name="T209">S</text:span><text:span text:style-name="T208">3</text:span><text:span text:style-name="T141">). Accordingly, it has been historically challenging to address questions regarding the history of </text:span><text:span text:style-name="T144">SAMs</text:span><text:span text:style-name="T141"> at the continental scale.</text:span></text:p>
      <text:p text:style-name="P34"><text:span text:style-name="T141"><text:tab/>Here, we aim to fill these gaps by examining the available fossil record of </text:span><text:span text:style-name="T147">SAM</text:span><text:span text:style-name="T141">s. We assembled a genus-level fossil dataset consisting of 3,3</text:span><text:span text:style-name="T186">78</text:span><text:span text:style-name="T141"> occurrences (distributed in 1,1</text:span><text:span text:style-name="T186">15</text:span><text:span text:style-name="T141"> species, 5</text:span><text:span text:style-name="T186">36 </text:span><text:span text:style-name="T141">genera, 96 families, and 18 orders) spanning from the late Paleocene to the </text:span><text:span text:style-name="T148">E</text:span><text:span text:style-name="T14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1">(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41">, we estimated the tempo and modes of the mammalian diversification dynamics in South America throughout the Eocene–Oligocene interval (</text:span><text:span text:style-name="T197">ca.</text:span><text:span text:style-name="T149"> </text:span><text:span text:style-name="T141">56–23 Ma). We then disentangled the underlying taxonomic, functional, and geographic (tropical vs. extratropical) bases of the inferred continent-scale patterns of diversity and diversification among S</text:span><text:span text:style-name="T143">AM</text:span><text:span text:style-name="T141">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41"><text:tab/>We analyzed the fossil database </text:span><text:span text:style-name="T150">(</text:span><text:span text:style-name="T213">Tab S1</text:span><text:span text:style-name="T150">)</text:span><text:span text:style-name="T141"> </text:span><text:span text:style-name="T151">both </text:span><text:span text:style-name="T141">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1">(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41">. Our results </text:span><text:span text:style-name="T152">highlight</text:span><text:span text:style-name="T141">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1">(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41">–to the end of the early Oligocene (</text:span><text:span text:style-name="T153">decline by respectively 34% and 52% in the number of genera and species between </text:span><text:span text:style-name="T154">48 and 32 Ma</text:span><text:span text:style-name="T141">), and then further </text:span><text:span text:style-name="T154">increased</text:span><text:span text:style-name="T141"> in the late Oligocene (</text:span><text:span text:style-name="T208">Fig. 1D </text:span><text:span text:style-name="T222">and</text:span><text:span text:style-name="T208"> </text:span><text:span text:style-name="T202">SI Appendix</text:span><text:span text:style-name="T219">,</text:span><text:span text:style-name="T213"> </text:span><text:span text:style-name="T214">Fig. </text:span><text:span text:style-name="T208">S8-11</text:span><text:span text:style-name="T141">). </text:span><text:span text:style-name="T152">No massive loss of lineages appears to us at the EOT, with </text:span><text:span text:style-name="T141">This diversity trajectory results from a significant decrease in origination rate during the early Eocene (</text:span><text:span text:style-name="T208">Fig 1B </text:span><text:span text:style-name="T222">and</text:span><text:span text:style-name="T208"> </text:span><text:span text:style-name="T202">SI Appendix</text:span><text:span text:style-name="T219">, </text:span><text:span text:style-name="T214">Fig. </text:span><text:span text:style-name="T208">S8-11</text:span><text:span text:style-name="T14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08">Fig 1B-C </text:span><text:span text:style-name="T222">and</text:span><text:span text:style-name="T208"> </text:span><text:span text:style-name="T202">SI Appendix</text:span><text:span text:style-name="T219">,</text:span><text:span text:style-name="T213"> </text:span><text:span text:style-name="T208">S8-11</text:span><text:span text:style-name="T141">). Similar diversification patterns are recovered when analyzing the dataset at the genus or species level </text:span><text:span text:style-name="T143">and t</text:span><text:span text:style-name="T141">he drivers (</text:span><text:span text:style-name="T198">SI Appendix, </text:span><text:span text:style-name="T208">Fig. S8-11</text:span><text:span text:style-name="T141">), after removing singletons (</text:span><text:span text:style-name="T202">SI Appendix</text:span><text:span text:style-name="T219">,</text:span><text:span text:style-name="T213"> </text:span><text:span text:style-name="T208">Fig. S12-13</text:span><text:span text:style-name="T141">) or disabling several occurrences of the same lineage that co-occur temporally and geographically (</text:span><text:span text:style-name="T198">SI Appendix, </text:span><text:span text:style-name="T208">Fig. S14-15</text:span><text:span text:style-name="T141">). Moreover, general trends in diversity and diversification dynamics are conserved when working with occurrences assigned to South American Land Mammal Ages (SALMAs; </text:span><text:span text:style-name="T198">SI Appendix, </text:span><text:span text:style-name="T208">Fig. S9 </text:span><text:span text:style-name="T141">and</text:span><text:span text:style-name="T208"> S11</text:span><text:span text:style-name="T141">) instead of sub-epochs (see </text:span><text:span text:style-name="T205">Methods</text:span><text:span text:style-name="T141">; </text:span><text:span text:style-name="T202">SI Appendix</text:span><text:span text:style-name="T219">,</text:span><text:span text:style-name="T213"> </text:span><text:span text:style-name="T208">Fig. S1-2 </text:span><text:span text:style-name="T223">and </text:span><text:span text:style-name="T206">Extended Material and Methods</text:span><text:span text:style-name="T141">), </text:span><text:span text:style-name="T155">or when considering attempts to derive early Oligocene ages to </text:span><text:span text:style-name="T156">e</text:span><text:span text:style-name="T155">ast Amazonian occurrences originally assigned to an Eocene age (</text:span><text:span text:style-name="T202">SI Appendix</text:span><text:span text:style-name="T219">,</text:span><text:span text:style-name="T213"> </text:span><text:span text:style-name="T210">Fig. S32</text:span><text:span text:style-name="T155">).</text:span></text:p>
      <text:p text:style-name="P6"><text:span text:style-name="T32"><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2">(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2">.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2">(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2">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2">(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2"> mammal fossil record. </text:span><text:span text:style-name="T43">A</text:span><text:span text:style-name="T32">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2">(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06"> </text:span></text:span><text:span text:style-name="T32">recovered a strong extinction signal among endemic Western European artiodactyls at the EOT, </text:span><text:span text:style-name="T47">with</text:span><text:span text:style-name="T32"> </text:span><text:span text:style-name="T46">the loss of 62% of genera and 75% of species in only 1 My</text:span><text:span text:style-name="T44">. </text:span><text:span text:style-name="T45">Other studies working on mass extinction</text:span><text:span text:style-name="T48">s </text:span><text:span text:style-name="T45">illustrated similarly high levels of lineage loss </text:span><text:span text:style-name="T46">for</text:span><text:span text:style-name="T45"> various study models, </text:span><text:span text:style-name="T46">for instance in insects at the Permian/Triassic boundary (82% genus loss)</text:span><text:span text:style-name="T45">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5">(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6"> or in elasmobranchs – </text:span><text:span text:style-name="T45">sharks, skates and rays – </text:span><text:span text:style-name="T48">at </text:span><text:span text:style-name="T46">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5">(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6">. </text:span><text:span text:style-name="T32">Here, </text:span><text:span text:style-name="T45">given the relatively small amount of lineage</text:span><text:span text:style-name="T47">s</text:span><text:span text:style-name="T45"> lost at the Eocene-Oligocene boundary (19% genera, 25% species), </text:span><text:span text:style-name="T32">our results are not consistent with a mass extinction event among SAM</text:span><text:span text:style-name="T39">s</text:span><text:span text:style-name="T32"> at the EOT. </text:span><text:span text:style-name="T41">Instead</text:span><text:span text:style-name="T32">, we highlight a long-term decline in SAM diversity, from the mid</text:span><text:span text:style-name="T41">dle </text:span><text:span text:style-name="T32">Eocene onward, contrasting with the expected short temporality of a mass extinction crisis. To our knowledge, our work is the first to provide quantitative support for such a pattern. </text:span><text:span text:style-name="T33">T</text:span><text:span text:style-name="T32">he</text:span><text:span text:style-name="T33">se</text:span><text:span text:style-name="T32"> differences between South America and other continents could come from </text:span><text:span text:style-name="T33">the tropical nature of a significant part of the landmass. According to Wallace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3">(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3">, tropical climate stability would act as a buffer for tropical lineages against extinction. Also, the </text:span><text:soft-page-break/><text:span text:style-name="T32">isolated condition of the landmass </text:span><text:span text:style-name="T33">has been proposed as a probable cause explaining the singularity of SAM near-EOT macroevolutionary fate, as</text:span><text:span text:style-name="T32"> </text:span><text:span text:style-name="T33">it </text:span><text:span text:style-name="T32">greatly limit</text:span><text:span text:style-name="T33">ed</text:span><text:span text:style-name="T32"> the possibilities for immigration events. </text:span><text:span text:style-name="T33">Yet, </text:span><text:span text:style-name="T40">i</text:span><text:span text:style-name="T34">mmigrations were</text:span><text:span text:style-name="T32">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2">(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2">.</text:span></text:p>
      <text:p text:style-name="P31"/>
      <text:p text:style-name="P31">Ubiquitous taxonomic – but not functional – turnover among the main mammalian groups across the study period</text:p>
      <text:p text:style-name="P14"><text:span text:style-name="T259">Our analyses of the overall SAM diversification dynamics failed at characterizing any mass extinction event at the time of the EOT, but recovered a late-Eocene increase in mammal turnover </text:span><text:span text:style-name="T260">(</text:span><text:span text:style-name="T259">joint increase in origination and extinction rates</text:span><text:span text:style-name="T260">)</text:span><text:span text:style-name="T259">, followed by a</text:span><text:span text:style-name="T261">n</text:span><text:span text:style-name="T259"> Oligocene </text:span><text:span text:style-name="T261">waxing-and-waning</text:span><text:span text:style-name="T259"> diversity (</text:span><text:span text:style-name="T126">Fig. 1B </text:span><text:span text:style-name="T259">and</text:span><text:span text:style-name="T126"> D</text:span>)<text:span text:style-name="T259">. As a result, Eocene and Oligocene SAMs appear taxonomically dissimilar. Indeed, the proportion of shared genera between each fauna, represented by the Jaccard’s similarity index, is below 20% for four out of the five main groups we studied (</text:span><text:span text:style-name="T126">Fig. 1A </text:span><text:span text:style-name="T256">and </text:span><text:span text:style-name="T136">SI Appendix</text:span><text:span text:style-name="T252">, </text:span><text:span text:style-name="T253">Fig. </text:span><text:span text:style-name="T254">S</text:span><text:span text:style-name="T253">3</text:span><text:span text:style-name="T254">7</text:span><text:span text:style-name="T259">). The corrected genus longevity estimates corroborate results </text:span><text:span text:style-name="T273">already established in</text:span><text:span text:style-name="T259"> the literature about mammal taxonomic replacement near the EOT, but also highlight </text:span><text:span text:style-name="T273">previously </text:span><text:span text:style-name="T259">undescribed patterns (</text:span><text:span text:style-name="T126">Fig 1A </text:span><text:span text:style-name="T259">and</text:span><text:span text:style-name="T126"> </text:span><text:span text:style-name="T136">SI Appendix</text:span><text:span text:style-name="T252">, </text:span><text:span text:style-name="T255">Fig. </text:span><text:span text:style-name="T126">S18-21</text:span><text:span text:style-name="T259">). </text:span></text:p>
      <text:p text:style-name="P1"><text:span text:style-name="T32"><text:tab/>For notoungulates, the most taxon-rich order of our dataset (encompassing more than a fifth of our total occurrences;</text:span><text:span text:style-name="T26"> </text:span><text:span text:style-name="T90">SI Appendix</text:span><text:span text:style-name="T99">, </text:span><text:span text:style-name="T26">Tab. S1</text:span><text:span text:style-name="T32">), our inferences corroborate a long-recognized family-level turnover at the order scale between the late Eocene and </text:span><text:span text:style-name="T41">the </text:span><text:span text:style-name="T32">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2">(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2">, with the synchronous extinction and origination of three (Archaeopithecidae, Notostylopidae, and Oldfieldthomasiidae) and four (Homalodontheriidae, Hegetotheriidae, Mesotheriidae, and Toxodontidae) families, respectively (</text:span><text:span text:style-name="T90">SI Appendix</text:span><text:span text:style-name="T99">, </text:span><text:span text:style-name="T26">Fig. S19-20</text:span><text:span text:style-name="T32">).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77">a</text:span><text:span text:style-name="T32"> hypsodont </text:span><text:span text:style-name="T76">notoungulate </text:span><text:span text:style-name="T32">lineage date</text:span><text:span text:style-name="T77">s</text:span><text:span text:style-name="T32"> back to the middle Eocene, </text:span><text:span text:style-name="T73">20 Million years before its first record outside South America</text:span><text:span text:style-name="T32">)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2">(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2">. As notoungulates likely represented a huge proportion of herbivorous lineages, these innovations have likely implied changes in the architecture of the primary feeder guild between the Eocene and </text:span><text:span text:style-name="T74">the</text:span><text:span text:style-name="T32"> Oligocene ecosystems at continent scale.</text:span></text:p>
      <text:p text:style-name="P15"><text:span text:style-name="T259">Considering the other </text:span><text:span text:style-name="T262">n</text:span><text:span text:style-name="T259">ative </text:span><text:span text:style-name="T262">u</text:span><text:span text:style-name="T259">ngulate orders (i.e., Litopterna, Astrapotheria </text:span><text:span text:style-name="T263">and</text:span><text:span text:style-name="T259"> Pyrotheria), apart from the late Eocene extinction of Trigonostylopidae (Astrapotheria), evidence for higher-level taxonomic changes near the EOT </text:span><text:span text:style-name="T264">is</text:span><text:span text:style-name="T259"> less obvious (</text:span><text:span text:style-name="T136">SI Appendix</text:span><text:span text:style-name="T252">, </text:span><text:span text:style-name="T126">Fig. S23</text:span><text:span text:style-name="T259">).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62">the </text:span><text:span text:style-name="T259">early Oligocene (</text:span><text:span text:style-name="T136">SI Appendix</text:span><text:span text:style-name="T252">, </text:span><text:span text:style-name="T126">Fig. S16D-F and S17D-F</text:span><text:span text:style-name="T259">). </text:span><text:span text:style-name="T265">Given that, just like </text:span><text:span text:style-name="T266">n</text:span><text:span text:style-name="T265">otoungulates, the</text:span><text:span text:style-name="T274">se groups<text:tab/></text:span><text:span text:style-name="T265"> </text:span><text:span text:style-name="T274">likely </text:span><text:span text:style-name="T267">had </text:span><text:span text:style-name="T265">herbivorous diets, the highlighted changes </text:span><text:span text:style-name="T268">also</text:span><text:span text:style-name="T265"> surely affected the architecture of the </text:span><text:span text:style-name="T268">ecosystems between the Eocene and the Oligocene.</text:span></text:p>
      <text:p text:style-name="P1"><text:soft-page-break/><text:span text:style-name="T78"><text:tab/></text:span><text:span text:style-name="T32">In the case of metatherians (</text:span><text:span text:style-name="T90">SI Appendix</text:span><text:span text:style-name="T99">, </text:span><text:span text:style-name="T26">Fig. S18</text:span><text:span text:style-name="T32">),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2">(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2">. On one hand, entire superfamilies or sub-orders like Bonapartherioidea or Polydolopiformes (</text:span><text:span text:style-name="Fonte_20_parág._20_padrão"><text:span text:style-name="T107">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07">(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2">) went extinct during the early Oligocene, meanwhile others, like Argyrolagoidea (</text:span><text:span text:style-name="Fonte_20_parág._20_padrão"><text:span text:style-name="T107">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07">(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2">), </text:span><text:span text:style-name="T79">P</text:span><text:span text:style-name="T32">aleotenthoidea (</text:span><text:span text:style-name="T82">order </text:span><text:span text:style-name="T32">Paucituberculata) and Hathliacynidae (</text:span><text:span text:style-name="T82">order </text:span><text:span text:style-name="T32">Sparassodonta) originated and/or diversified. We may precise that the super-family Palaeotenthoidea appeared in the middle-</text:span><text:span text:style-name="T80">late</text:span><text:span text:style-name="T32"> Eocene with the two stem genera </text:span><text:span text:style-name="T86">Sasawatu </text:span><text:span text:style-name="T32">and </text:span><text:span text:style-name="T86">Perulestes</text:span><text:span text:style-name="T32">, but the Palaeotenthidae </text:span><text:span text:style-name="T81">and Abderitidae </text:span><text:span text:style-name="T32">famil</text:span><text:span text:style-name="T81">ies</text:span><text:span text:style-name="T32"> appeared and diversified </text:span><text:span text:style-name="T82">from</text:span><text:span text:style-name="T32"> the early Oligocene </text:span><text:span text:style-name="T82">onward</text:span><text:span text:style-name="T32">. On the other hand, intra-clade taxonomic replacement occured among Borhyaenoidea (Sparassodonta) and Microbiotheria. </text:span><text:span text:style-name="T83">As mentioned before, </text:span><text:span text:style-name="T78">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78">(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2"> established that the most dramatic turnover among metatherian faunas occurred near the EOT, </text:span><text:span text:style-name="T83">(the </text:span><text:span text:style-name="T32">‘Bisagra Patagónica’</text:span><text:span text:style-name="T83">)</text:span><text:span text:style-name="T32">. Our corrected genus age reconstructions clearly bring qualitative support to </text:span><text:span text:style-name="T83">such a</text:span><text:span text:style-name="T32"> macroevolutionary fate. However, when estimating </text:span><text:span text:style-name="T84">metatherian</text:span><text:span text:style-name="T32"> diversification dynamics, no significant rate shift was found, and the overall number of genera through time remained stable (</text:span><text:span text:style-name="T90">SI Appendix</text:span><text:span text:style-name="T99">, </text:span><text:span text:style-name="T26">Fig. </text:span><text:span text:style-name="T31">S</text:span><text:span text:style-name="T26">17M-O)</text:span><text:span text:style-name="T32">. Quantitatively, our diversification analyses support</text:span><text:span text:style-name="T84">ed</text:span><text:span text:style-name="T32"> a constant turnover rate across the </text:span><text:span text:style-name="T84">Eocene-Oligocene</text:span><text:span text:style-name="T32"> interval, </text:span><text:span text:style-name="T85">which is likely a consequence of the low number of metatherian occurrence for that period (219 occurrences, 54 genera)</text:span><text:span text:style-name="T32">.</text:span></text:p>
      <text:p text:style-name="P37"><text:span text:style-name="T141"><text:tab/>As for cingulates, representing the majority of our xenarthran occurrences, we highlight a slowdown in Dasypodinae diversi</text:span><text:span text:style-name="T157">ty</text:span><text:span text:style-name="T141">, </text:span><text:span text:style-name="Fonte_20_parág._20_padrão"><text:span text:style-name="T224">and the origin of Euphractinae in the middle-late Eocene </text:span></text:span><text:span text:style-name="T141">(</text:span><text:span text:style-name="T202">SI Appendix</text:span><text:span text:style-name="T219">, </text:span><text:span text:style-name="T208">Fig. S21</text:span><text:span text:style-name="T141">), </text:span><text:span text:style-name="T157">in </text:span><text:span text:style-name="T158">agreement</text:span><text:span text:style-name="T157">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41">. </text:span><text:span text:style-name="T159">Just like for metatherians, our diversification recon</text:span><text:span text:style-name="T151">s</text:span><text:span text:style-name="T159">tructions provided support for a constant-rate diversification throughout the period of interest, with a stable number of genera (</text:span><text:span text:style-name="T202">SI Appendix</text:span><text:span text:style-name="T219">, </text:span><text:span text:style-name="T215">Fig S16I-L </text:span><text:span text:style-name="T220">and </text:span><text:span text:style-name="T215">17I-L</text:span><text:span text:style-name="T220">)</text:span><text:span text:style-name="T159">.</text:span></text:p>
      <text:p text:style-name="P16"><text:span text:style-name="T269"><text:tab/></text:span><text:span text:style-name="T259">Regarding caviomorph rodents, the oldest representatives of the clade are found to originate in the middle Eocene (</text:span><text:span text:style-name="T127">Fig 1A </text:span><text:span text:style-name="T257">and </text:span><text:span text:style-name="T136">SI Appendix</text:span><text:span text:style-name="T252">, </text:span><text:span text:style-name="T126">Fig. S22</text:span><text:span text:style-name="T259">). Then, the group diversified at a constant rate </text:span><text:span text:style-name="T270">until it reaches a mid-Oligocene</text:span><text:span text:style-name="T259"> </text:span><text:span text:style-name="T270">peak in extinction rate </text:span><text:span text:style-name="T259">(</text:span><text:span text:style-name="T136">SI Appendix</text:span><text:span text:style-name="T252">, </text:span><text:span text:style-name="T126">Fig S16G-I </text:span><text:span text:style-name="T259">and </text:span><text:span text:style-name="T126">S17G-I</text:span><text:span text:style-name="T259">), and no main taxonomic replacement near the EOT is to be noticed.</text:span></text:p>
      <text:p text:style-name="P17"><text:span text:style-name="T259">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1">geological </text:span><text:span text:style-name="T259">sub-epoch level </text:span><text:span text:style-name="T271">(</text:span><text:span text:style-name="T136">SI Appendix</text:span><text:span text:style-name="T252">, </text:span><text:span text:style-name="T128">Fig S1</text:span><text:span text:style-name="T258"> and </text:span><text:span text:style-name="T137">Extended Materials and Methods</text:span><text:span text:style-name="T258">)</text:span><text:span text:style-name="T259">. Our findings illustrate that the structure of trophic paleocommunities remained stable throughout the entire time interval (</text:span><text:span text:style-name="T126">Fig. 2</text:span><text:span text:style-name="T259">). We report a slight trend toward an increase in the relative proportion of herbivorous lineages in assemblages of decreasing age, at the expanse of omnivorous and insectivorous. In addition, ecological dissimilarity increases with the age difference between two assemblages, but remains low (below 25%), </text:span><text:span text:style-name="T272">especially</text:span><text:span text:style-name="T259"> between the late Eocene and early Oligocene assemblages, when it equals 6.1% (</text:span><text:span text:style-name="T126">Fig. 2</text:span><text:span text:style-name="T259">).</text:span></text:p>
      <text:p text:style-name="P35"><text:soft-page-break/><text:span text:style-name="T141"><text:tab/>Our results provide support for a taxonomic renewal between Eocene and Oligocene SAM faunas, with few changes in the architecture of ecosystems, </text:span><text:span text:style-name="T160">thereby </text:span><text:span text:style-name="T141">suggesting intra-guild renewal. Interestingly, </text:span><text:span text:style-name="T161">the onset of this faunal turnover temporally matches the timing of ‘the most fundamental biotic division in the Cenozoic’ </text:span><text:span text:style-name="T162">in the marine realm</text:span><text:span text:style-name="T161">, that is, between the middle and the late Eocene</text:span><text:span text:style-name="T163">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63">(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63">.</text:span></text:p>
      <text:p text:style-name="P33"/>
      <text:p text:style-name="P31">Latitudinal heterogeneity in diversification histories</text:p>
      <text:p text:style-name="P34"><text:span text:style-name="T14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4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1">(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41">.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1">(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41">, we assigned each of our occurrences a tropical or extratropical affinity (</text:span><text:span text:style-name="T202">SI Appendix</text:span><text:span text:style-name="T219">, </text:span><text:span text:style-name="T208">Fig S3</text:span><text:span text:style-name="T141">), and analyzed genus-level diversification dynamics within each biome separately. Our </text:span><text:span text:style-name="T161">findings</text:span><text:span text:style-name="T141"> revealed that extratropical genera exhibited diversity and diversification patterns </text:span><text:span text:style-name="T164">extremely similar to</text:span><text:span text:style-name="T141"> those obtained from the </text:span><text:span text:style-name="T190">complete</text:span><text:span text:style-name="T141"> dataset across the Eocene-Oligocene </text:span><text:span text:style-name="T164">interval</text:span><text:span text:style-name="T141"> (</text:span><text:span text:style-name="T208">Fig. 3</text:span><text:span text:style-name="T211">D</text:span><text:span text:style-name="T208">-</text:span><text:span text:style-name="T211">F</text:span><text:span text:style-name="T208"> </text:span><text:span text:style-name="T222">and </text:span><text:span text:style-name="T202">SI Appendix</text:span><text:span text:style-name="T219">, </text:span><text:span text:style-name="T216">Fig. </text:span><text:span text:style-name="T208">S8-11</text:span><text:span text:style-name="T141">). Their diversity gradually declined from the mid</text:span><text:span text:style-name="T158">dle </text:span><text:span text:style-name="T141">Eocene to early Oligocene, with a late Eocene turnover increase (</text:span><text:span text:style-name="T208">Fig. 3</text:span><text:span text:style-name="T211">D</text:span><text:span text:style-name="T208">-</text:span><text:span text:style-name="T211">F</text:span><text:span text:style-name="T141">). This proximity between extratropical and continent-wide patterns was expected, </text:span><text:span text:style-name="T164">given that</text:span><text:span text:style-name="T141"> extratropical taxa </text:span><text:span text:style-name="T164">constitute</text:span><text:span text:style-name="T141"> the majority of genera present in our dataset (85.8%, </text:span><text:span text:style-name="T208">Tab. 1</text:span><text:span text:style-name="T141">). Nevertheless, results are different when constraining our analyses to tropical genera (</text:span><text:span text:style-name="T208">Fig. 3</text:span><text:span text:style-name="T211">A</text:span><text:span text:style-name="T208">-</text:span><text:span text:style-name="T211">C</text:span><text:span text:style-name="T141">). No significant change was found in the tropical origination rate, </text:span><text:span text:style-name="T165">and</text:span><text:span text:style-name="T141"> one significant negative shift was found for the tropical extinction rate in the late Oligocene </text:span><text:span text:style-name="T166">(but see later for an interpretation of this extinction peak)</text:span><text:span text:style-name="T141"> (</text:span><text:span text:style-name="T208">Fig. 3</text:span><text:span text:style-name="T211">A</text:span><text:span text:style-name="T208"> </text:span><text:span text:style-name="T141">and</text:span><text:span text:style-name="T208"> S24</text:span><text:span text:style-name="T141">). Their inferred diversity curve exhibits an opposite trend as the one obtained from extratropical genera. Tropical genera diversity increased exponentially during the Eocene </text:span><text:span text:style-name="T165">and</text:span><text:span text:style-name="T141"> reached a plateau in the early Oligocene (</text:span><text:span text:style-name="T208">Fig. 3</text:span><text:span text:style-name="T211">C</text:span><text:span text:style-name="T141">). </text:span><text:span text:style-name="T165">In the late Oligocene, our reconstructions tend to suggest that tropical mammals experienced a diversity decline </text:span><text:span text:style-name="T166">associated to the aforementioned increase in extinction rate.</text:span><text:span text:style-name="T165"> </text:span><text:span text:style-name="T166">W</text:span><text:span text:style-name="T165">e propose this apparent decline to result from the scarcity of low-latitude formations of Oligocene age, </text:span><text:span text:style-name="T166">given that </text:span><text:span text:style-name="T165">there are almost no tropical Deseadan (~29.4-24.2 Ma) </text:span><text:span text:style-name="T167">mammal remains </text:span><text:span text:style-name="T165">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65">(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65">, </text:span><text:span text:style-name="T166">therefore more reflecting a sampling artifact rather than a true tropical SAM extinction</text:span><text:span text:style-name="T141"> </text:span><text:span text:style-name="T166">in the late Oligocene. Consequently, after discarding this likely artefactual extinction peak, our results suggest that </text:span><text:span text:style-name="T168">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68">(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68">. </text:span><text:span text:style-name="T166">Also, w</text:span><text:span text:style-name="T155">hen considering attempts to derive early Oligocene ages to </text:span><text:span text:style-name="T156">e</text:span><text:span text:style-name="T155">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55">(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55">, </text:span><text:span text:style-name="T169">t</text:span><text:span text:style-name="T165">he overall t</text:span><text:span text:style-name="T169">ropical diversity pattern remains unchanged</text:span><text:span text:style-name="T170">. </text:span><text:span text:style-name="T165">The previously highlighted </text:span><text:span text:style-name="T171">Eocene </text:span><text:span text:style-name="T165">increase </text:span><text:span text:style-name="T171">in diversity lasts a few more million years within the Early Oligocene, until the onset of the ‘decline’ – that we propose to be artefactual </text:span><text:span text:style-name="T155">(</text:span><text:span text:style-name="T202">SI Appendix</text:span><text:span text:style-name="T219">,</text:span><text:span text:style-name="T213"> </text:span><text:span text:style-name="T210">Fig. S3</text:span><text:span text:style-name="T212">3</text:span><text:span text:style-name="T155">).</text:span></text:p>
      <text:p text:style-name="P34"><text:span text:style-name="T141"><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08">Fig. 3 </text:span><text:soft-page-break/><text:span text:style-name="T222">and </text:span><text:span text:style-name="T202">SI Appendix</text:span><text:span text:style-name="T219">, </text:span><text:span text:style-name="T216">Fig. </text:span><text:span text:style-name="T208">S25-S29</text:span><text:span text:style-name="T141">).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1">(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4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40">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0">(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4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1">(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41">, who estimated temporal trends of speciation and extinction rates across latitudes using the mammal tree of life, and found that tropical mammals had a higher speciation and a lower extinction rate than their extratropical counterparts </text:span><text:span text:style-name="T190">through</text:span><text:span text:style-name="T191">out</text:span><text:span text:style-name="T190"> </text:span><text:span text:style-name="T191">a large period, encompassing the Cenozoic</text:span><text:span text:style-name="T141">.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1">(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41">.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1">(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41">. </text:span><text:span text:style-name="T172">There is</text:span><text:span text:style-name="T141"> a consensus that tropical-to-extratropical transitions are prevalent, </text:span><text:span text:style-name="T172">supporting the</text:span><text:span text:style-name="T141">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1">(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41">,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1">(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41">.</text:span></text:p>
      <text:p text:style-name="P31"/>
      <text:p text:style-name="P35"><text:span text:style-name="T204">Drivers behind the Eocene-Oligocene macroevolutionary dynamics of S</text:span><text:span text:style-name="T207">AM</text:span></text:p>
      <text:p text:style-name="P21">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34"><text:span text:style-name="T141"><text:tab/>The Multivariate Birth-Death (MBD) analyses indicate that the dissimilar Eocene and Oligocene faunas were ruled by different drivers (</text:span><text:span text:style-name="T208">Fig. 4</text:span><text:span text:style-name="T14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95">G</text:span><text:span text:style-name="T121">𝝀</text:span><text:span text:style-name="T141"> = -3.24, shrinkage weight [</text:span><text:span text:style-name="T195">w</text:span><text:span text:style-name="T122">𝜆</text:span><text:span text:style-name="T141">] = 0.89) and Oligocene extinction rate (</text:span><text:span text:style-name="T195">G</text:span><text:span text:style-name="T122">µ</text:span><text:span text:style-name="T141"> = -2.43, </text:span><text:span text:style-name="T195">w</text:span><text:span text:style-name="T122">µ</text:span><text:span text:style-name="T141"> = 0.83) with self-diversity (</text:span><text:span text:style-name="T208">Fig. 4, </text:span><text:span text:style-name="T203">SI Appendix, </text:span><text:span text:style-name="T208">Tab. S3-6</text:span><text:span text:style-name="T141">). This suggests that Eocene mammal origination decreased when their diversity increased, which can be interpreted as a carrying capacity effect, </text:span><text:span text:style-name="T192">that</text:span><text:span text:style-name="T141">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1">(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41">. The </text:span><text:span text:style-name="T173">other diversity-dependent correlation </text:span><text:span text:style-name="T141">indicates that the Oligocene mammal extinction rate decreased when their diversity increased. </text:span><text:span text:style-name="T174">In the framework of the </text:span><text:span text:style-name="T175">marked</text:span><text:span text:style-name="T174"> </text:span><text:span text:style-name="T176">taxonomic turnover highlighted by our analyses</text:span><text:span text:style-name="T174">, </text:span><text:span text:style-name="T187">t</text:span><text:span text:style-name="T174">his effect </text:span><text:span text:style-name="T187">might have </text:span><text:span text:style-name="T174">arise</text:span><text:span text:style-name="T187">n</text:span><text:span text:style-name="T174"> from facilitating interactions between </text:span><text:span text:style-name="T177">recently-originated </text:span><text:span text:style-name="T178">taxa </text:span><text:span text:style-name="T188">(see forthcoming paragraph)</text:span>, <text:span text:style-name="T275">but it could also be </text:span><text:span text:style-name="T276">indirectly </text:span><text:span text:style-name="T275">related to enhanced ecosystems productivity or niche partitioning events, which cannot be captured by the MBD analyses</text:span><text:span text:style-name="T177">.</text:span></text:p>
      <text:p text:style-name="P34"><text:span text:style-name="T141"><text:tab/>We further investigated the effect of genus age on its extinction probability. No effect of taxon age could be retrieved from the analysis of the ‘early’ dataset (56-39 Ma, </text:span><text:span text:style-name="T199">i.e., </text:span><text:span text:style-name="T173">before the increase in extinction rate at 39 Ma, </text:span><text:span text:style-name="T202">SI Appendix, </text:span><text:span text:style-name="T217">Fig. S10</text:span><text:span text:style-name="T221">)</text:span><text:span text:style-name="T141">, but we found evidence for a significant </text:span><text:span text:style-name="T189">Age-Dependent Extinction (</text:span><text:span text:style-name="T141">ADE</text:span><text:span text:style-name="T189">)</text:span><text:span text:style-name="T141"> in the ‘late’ dataset (39-23.03 Ma), with an increasing probability of extinction with decreasing </text:span><text:soft-page-break/><text:span text:style-name="T141">genus age (</text:span><text:span text:style-name="T203">SI Appendix, </text:span><office:annotation office:name="__Annotation__1710_1974662237" loext:resolved="false"><dc:creator>Lucas Buffan</dc:creator><dc:date>2024-05-21T16:08:00</dc:date><text:p><text:span text:style-name="T277">still running but that's what it suggests</text:span></text:p></office:annotation><text:span text:style-name="T208">Tab. SX</text:span><office:annotation-end office:name="__Annotation__1710_1974662237"/><text:span text:style-name="T14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08">Fig 1B </text:span><text:span text:style-name="T141">and </text:span><text:span text:style-name="T203">SI Appendix, </text:span><text:span text:style-name="T218">Fig. </text:span><text:span text:style-name="T208">S10A</text:span><text:span text:style-name="T14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50">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32">(59</text:span><text:span text:style-name="T131">–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50">. Factors proposed to explain this ADE pattern at the genus level often include genus range size, species richness </text:span><text:span text:style-name="T251">and</text:span><text:span text:style-name="T250">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50">(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50">. Here, fossil sampling bias is less likely to affect our results as PyRate already accounts f</text:span><text:span text:style-name="T141">or it. The current spatial (</text:span><text:span text:style-name="T203">SI Appendix, </text:span><text:span text:style-name="T208">Fig. S3</text:span><text:span text:style-name="T141">) and taxonomic (</text:span><text:span text:style-name="T203">SI Appendix, </text:span><text:span text:style-name="T208">Fig. S30</text:span><text:span text:style-name="T141">) incompleteness of our data do not allow us to reliably test either of the two remaining factors.</text:span><text:span text:style-name="T140"> </text:span></text:p>
      <text:p text:style-name="P1"><text:span text:style-name="T67"><text:tab/>The MBD analyses also provided support</text:span><text:span text:style-name="T32"> </text:span><text:span text:style-name="T67">for a positive correlation between </text:span><text:span text:style-name="T32">global temperature </text:span><text:span text:style-name="T67">and </text:span><text:span text:style-name="T32">Eocene mammal origination rate (</text:span><text:span text:style-name="T87">G</text:span><text:span text:style-name="T124">𝝀</text:span><text:span text:style-name="T32"> = 0.24, </text:span><text:span text:style-name="T87">w</text:span><text:span text:style-name="T124">𝜆</text:span><text:span text:style-name="T32"> = 0.82). This explains the previously-described gradual decline in SAM diversity in the mid-late Eocene, qualitatively matching with the post-EECO </text:span><text:span text:style-name="T68">overall </text:span><text:span text:style-name="T32">decline in temperature (</text:span><text:span text:style-name="T26">Fig. 1D </text:span><text:span text:style-name="T32">and</text:span><text:span text:style-name="T26"> 4B</text:span><text:span text:style-name="T32">). It is now clearly established that temperature change directly impacts biodiversity, at every timescale</text:span><text:span text:style-name="T69">s</text:span><text:span text:style-name="T32">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30">(64</text:span><text:span text:style-name="T129">–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2">, and temperature was already identified as a key driver influencing </text:span><text:span text:style-name="T70">the diversification of an endemic </text:span><text:span text:style-name="T32">European artiodactyl </text:span><text:span text:style-name="T70">family </text:span><text:span text:style-name="T32">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2">(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2">. </text:span><text:span text:style-name="T71">This said, b</text:span><text:span text:style-name="T32">ased on isotope analyses of Patagonian ungulate enamel or on paleobotanical data, it has been </text:span><text:span text:style-name="T71">proposed</text:span><text:span text:style-name="T32"> that the South American </text:span><text:span text:style-name="T69">climate, </text:span><text:span text:style-name="T32">at least in the Southern part of the continent, remained merely stable across the Eocene-Oligocene </text:span><text:span text:style-name="T72">interval</text:span><text:span text:style-name="T32">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2">(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2">.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2">(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2">,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67">Also, t</text:span><text:span text:style-name="T32">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2">(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2">.</text:span></text:p>
      <text:p text:style-name="P34"><text:span text:style-name="T141"><text:tab/>We obtained a weak but significant positive correlation between </text:span><text:span text:style-name="T180">the </text:span><text:span text:style-name="T141">Oligocene mammal extinction rate and the Andean uplift (</text:span><text:span text:style-name="T195">G</text:span><text:span text:style-name="T122">µ</text:span><text:span text:style-name="T141"> = 0.02, </text:span><text:span text:style-name="T195">w</text:span><text:span text:style-name="T122">µ</text:span><text:span text:style-name="T141"> = 0.87) (</text:span><text:span text:style-name="T208">Fig. 4, </text:span><text:span text:style-name="T203">SI Appendix, </text:span><text:span text:style-name="T208">Tab. S3-6</text:span><text:span text:style-name="T141">).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1">(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41">,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33">(70</text:span><text:span text:style-name="T131">–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1">. In a context of active margin, the Andean orogeny has been associated with volcanic activity, which, in conjunction to subsequent forest fires, resulted in a massive dust emission. </text:span><text:span text:style-name="T179">This dust emission has been postulated to promote</text:span><text:span text:style-name="T141"> grazer-like herbivore origination and diversification, in particular at the EOT and </text:span><text:span text:style-name="T181">there</text:span><text:span text:style-name="T141">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1">(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41">. Due to the high proportion of herbivores in our dataset (</text:span><text:span text:style-name="T208">Tab. 1 </text:span><text:span text:style-name="T141">and</text:span><text:span text:style-name="T208"> Fig. 2</text:span><text:span text:style-name="T141">), we could have expected Andean uplift to be either positively related to </text:span><text:span text:style-name="T193">SAM </text:span><text:span text:style-name="T141">origination, negatively related to </text:span><text:span text:style-name="T193">SAM </text:span><text:span text:style-name="T141">extinction, or both. Here, our results suggest that Andean uplift promoted extinction among SAM faunas, thus not providing support for any of </text:span><text:soft-page-break/><text:span text:style-name="T141">the previously-stated hypotheses. </text:span><text:span text:style-name="T175">Instead</text:span><text:span text:style-name="T141">, they lead us to hypothesize that the building of the Andes, possibly by </text:span><text:span text:style-name="T175">reshaping</text:span><text:span text:style-name="T141"> the landscapes, re-organizing climate advections, triggering volcanism or any other factor, was an obstacle, rather than a facilitator, for Oligocene mammal diversification. </text:span></text:p>
      <text:p text:style-name="P1"><text:span text:style-name="T32"><text:tab/>Interestingly, none of our proxies for land opening, </text:span><text:span text:style-name="T86">i.e., </text:span><text:span text:style-name="T32">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2">(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2">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2">(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2"> – was found to be correlated with any diversification rate.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2">(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2">.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2">(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2">,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2">(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2">.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2">(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2">.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59">When carrying out the MBD analyses without partitioning Eocene and Oligocene faunas, we still found strong negative correlations of origination (</text:span><text:span text:style-name="T138">G</text:span><text:span text:style-name="T123">𝝀</text:span><text:span text:style-name="T259"> = -2.16, </text:span><text:span text:style-name="T138">w</text:span><text:span text:style-name="T123">𝜆</text:span><text:span text:style-name="T259"> = 0.90) and extinction (</text:span><text:span text:style-name="T138">G</text:span><text:span text:style-name="T123">µ</text:span><text:span text:style-name="T138"> </text:span><text:span text:style-name="T259">= -2.18, </text:span><text:span text:style-name="T138">w</text:span><text:span text:style-name="T123">µ</text:span><text:span text:style-name="T138"> </text:span><text:span text:style-name="T259">= 0.81) rates with self-diversity, and a weak positive correlation of extinction rate with the Andean uplift (</text:span><text:span text:style-name="T138">G</text:span><text:span text:style-name="T123">µ</text:span><text:span text:style-name="T138"> </text:span><text:span text:style-name="T259">= 0.003, </text:span><text:span text:style-name="T138">w</text:span><text:span text:style-name="T123">µ</text:span><text:span text:style-name="T138"> </text:span><text:span text:style-name="T259">= 0.70) (</text:span><text:span text:style-name="T139">SI Appendix, </text:span><text:span text:style-name="T126">Fig. S34, Tab. S3-6</text:span><text:span text:style-name="T259">).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2"><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5">precise </text:span><text:span text:style-name="T32">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66">iconic</text:span><text:span text:style-name="T32">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2">(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2">.</text:span></text:p>
      <text:p text:style-name="P34"><text:span text:style-name="T141"><text:tab/>Next, as previously mentioned, our data was particularly subject to spatial heterogeneity. There is a sampling gap in Amazonia (</text:span><text:span text:style-name="T200">SI Appendix, </text:span><text:span text:style-name="T208">Fig. S3</text:span><text:span text:style-name="T141">),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1">(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41">. The still poorly-known record of fossil mammals from this region </text:span><text:span text:style-name="T182">surely</text:span><text:span text:style-name="T141"> hides part of the picture </text:span><text:span text:style-name="T182">of the continent-scale mammal diversification</text:span><text:span text:style-name="T141">,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1">(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41">. We </text:span><text:span text:style-name="T183">tested the robustness of </text:span><text:soft-page-break/><text:span text:style-name="T183">our interpretation</text:span><text:span text:style-name="T184">s</text:span><text:span text:style-name="T183"> regarding this </text:span><text:span text:style-name="T141">spatial heterogeneity by carrying out sensitivity analyses to evaluate the extent to which </text:span><text:span text:style-name="T185">it</text:span><text:span text:style-name="T141"> affected our results, by subsampling our occurrence data to unique taxa-locality combinations, leading to no major difference with the trends we derived from our complete dataset (</text:span><text:span text:style-name="T200">SI Appendix, </text:span><text:span text:style-name="T208">Fig. S14 </text:span><text:span text:style-name="T141">and </text:span><text:span text:style-name="T208">S33</text:span><text:span text:style-name="T141">).</text:span></text:p>
      <text:p text:style-name="P34"><text:span text:style-name="T141"><text:tab/>Temporal and taxonomic completeness were also sources of limitations. As for temporal biases, we saw that gaps remain in the South American Land Mammal Age scale, illustrating the temporal sparsity of the SAM fossil record (</text:span><text:span text:style-name="T200">SI Appendix, </text:span><text:span text:style-name="T208">Fig. S1</text:span><text:span text:style-name="T141">). This adds some degree of uncertainty to our taxon age estimations. To intend to cope with this issue, we assigned each of our occurrences with the boundaries of the sub-epoch they most overlapped with (</text:span><text:span text:style-name="T200">SI Appendix, </text:span><text:span text:style-name="T208">Fig. S2</text:span><text:span text:style-name="T141">). In fact, such an age smoothing did not lead to any major difference in our diversification analyses, </text:span><text:span text:style-name="T175">further </text:span><text:span text:style-name="T141">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94">i.e., </text:span><text:span text:style-name="T141">singletons) (</text:span><text:span text:style-name="T200">SI Appendix, </text:span><text:span text:style-name="T208">Tab. S1</text:span><text:span text:style-name="T141">). As a result, our average preservation rates per lineages were low (</text:span><text:span text:style-name="T200">SI Appendix, </text:span><text:span text:style-name="T208">Fig. S30-3</text:span><text:span text:style-name="T210">1</text:span><text:span text:style-name="T141">),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1">(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41">. </text:span><text:span text:style-name="T184">This said, r</text:span><text:span text:style-name="T141">emoving singletons did not seem to have any major effect on the inferred diversification patterns (</text:span><text:span text:style-name="T200">SI Appendix, </text:span><text:span text:style-name="T208">Fig. S12-13 </text:span><text:span text:style-name="T141">and</text:span><text:span text:style-name="T208"> S32</text:span><text:span text:style-name="T141">). Overall, despite our sensitivity tests, our dataset undersamples South America's past mammalian diversity, and no statistical framework may fully recover the entire picture of its underlying macroevolutionary processes.</text:span></text:p>
      <text:p text:style-name="P1"><text:span text:style-name="T61"><text:tab/></text:span><text:span text:style-name="T62">Here, we provide the first integrative study of the macroevolutionary fate of extinct mammals from South America across the Eocene-Oligocene </text:span><text:span text:style-name="T63">interval</text:span><text:span text:style-name="T62"> using the fossil record. Interestingly, our results challenge the occurrence of a </text:span><text:span text:style-name="T64">landmass</text:span><text:span text:style-name="T62">-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2">(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2">,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2">(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2">. Rather, we showed that the SAMs underwent a temperature- and diversity-dependent gradual diversity decline during the Eocene, followed by an Oligocene waxing-and-waning </text:span><text:span text:style-name="T64">likely </text:span><text:span text:style-name="T62">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2">(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2">. </text:span><text:span text:style-name="T63">Enhanced knowledge of the past of SAMs</text:span><text:span text:style-name="T62"> will provide key insights into the origin and dynamics of one of the </text:span><text:span text:style-name="T63">world’s </text:span><text:span text:style-name="T62">most species-rich regions, a central and historic topic in the field of macroevolution.</text:span></text:p>
      <text:p text:style-name="P52">Material and Methods</text:p>
      <text:p text:style-name="P36"><text:span text:style-name="T245">Additional methodological details are provided in the </text:span><text:span text:style-name="T246">SI Appendix</text:span><text:span text:style-name="T245">.</text:span></text:p>
      <text:p text:style-name="P53"/>
      <text:p text:style-name="P1"><text:span text:style-name="T226">Fossil data compilation and analytical framework.</text:span><text:span text:style-name="T239"> </text:span><text:span text:style-name="T230">We downloaded and cleaned all genus-level South American terrestrial mammal occurrences from </text:span><text:span text:style-name="T234">The Paleobiology Database</text:span><text:span text:style-name="T230"> (</text:span><text:a xlink:type="simple" xlink:href="https://paleobiodb.org/" text:style-name="Internet_20_link" text:visited-style-name="Visited_20_Internet_20_Link"><text:span text:style-name="Internet_20_link"><text:span text:style-name="T230">https://paleobiodb.org/</text:span></text:span></text:a><text:span text:style-name="T230">) spanning the late Paleocene to the early Miocene (60-16 Ma) (3,384 occurrences; </text:span><text:span text:style-name="T234">SI Appendix, Extended Materials and Methods</text:span><text:span text:style-name="T230">). </text:span><text:span text:style-name="T231">Cleaning consisted of a manual revision of the taxonomic name (e.g., synonymies, missing open nomenclature elements, typos) and time range of each occurrence, the latter often being imprecise (</text:span><text:span text:style-name="T235">SI Appendix,</text:span><text:span text:style-name="T236"> </text:span><text:span text:style-name="T242">Fig. S4</text:span><text:span text:style-name="T243"> and</text:span><text:span text:style-name="T237"> </text:span><text:span text:style-name="T235">Extended Materials and Methods</text:span><text:span text:style-name="T244">)</text:span><text:span text:style-name="T231">. </text:span><text:span text:style-name="T230">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0">(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30">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0">(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30">, we assigned each occurrence a tropical or extratropical affinity, and collapsed the</text:span><text:span text:style-name="T231">ir associated</text:span><text:span text:style-name="T230"> dental ecomorphotype-derived trophic classes into four categories: carnivorous, herbivorous, omnivorous </text:span><text:span text:style-name="T232">and</text:span><text:span text:style-name="T230"> insectivorous (</text:span><text:span text:style-name="T227">Table 1</text:span><text:span text:style-name="T230">).</text:span></text:p>
      <text:p text:style-name="P34"><text:span text:style-name="T245">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45">(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49">, and approximated the posterior distribution of the origination and extinction times (</text:span><text:span text:style-name="T247">T</text:span><text:span text:style-name="T120">s</text:span><text:span text:style-name="T249"> and </text:span><text:span text:style-name="T247">T</text:span><text:span text:style-name="T120">e</text:span><text:span text:style-name="T249">, respectively) of each genus and the rate of the preservation process using the RJMCMC algorithm. We then used these </text:span><text:span text:style-name="T247">T</text:span><text:span text:style-name="T120">s</text:span><text:span text:style-name="T249"> and </text:span><text:span text:style-name="T247">T</text:span><text:span text:style-name="T120">e</text:span><text:span text:style-name="T249">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49">(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49"> (</text:span><text:span text:style-name="T247">SI Appendix, Extended Materials and Methods</text:span><text:span text:style-name="T249">).</text:span></text:p>
      <text:p text:style-name="P34"><text:span text:style-name="T249">We ran the RJMCMC model for 50 million generations and sampled every 50,000, with a time-dependent preservation process allowing for rate shift between geological stages (</text:span><text:span text:style-name="T247">SI Appendix, </text:span><text:span text:style-name="T248">Fig. S5-6 </text:span><text:span text:style-name="T249">and </text:span><text:span text:style-name="T247">Extended Materials and Methods</text:span><text:span text:style-name="T249">).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47">SI Appendix, </text:span><text:span text:style-name="T248">Fig. S1</text:span><text:span text:style-name="T249">). Diversification analyses were replicated 20 times after randomly drawing fossil ages between their upper and lower age boundaries, and posterior estimates across all replicates were combined. To test the robustness of our macroevolutionary inference, we conducted sensitivity analyses by either removing singletons or subsampling our fossil database to unique locality-lineage combinations</text:span><text:span text:style-name="T247"> (SI Appendix,</text:span><text:span text:style-name="T249"> </text:span><text:span text:style-name="T247">Extended Materials and Methods</text:span><text:span text:style-name="T249">). We assessed the convergence of each parameter with the pymc 5</text:span><text:span text:style-name="T245">.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45">(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49">. We considered parameters achieved convergence if their Effective Sample Size (ESS) was above 200.</text:span></text:p>
      <text:p text:style-name="P51"/>
      <text:p text:style-name="P34"><text:span text:style-name="T248">Age-dependent Extinction (ADE) model. </text:span><text:span text:style-name="T249">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49">(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49">. We ran the model for 100 million generations and sampled every 50,000, with preservation rates varying between geological stages and across lineages according to a </text:span><text:span text:style-name="T247">Gamma</text:span><text:span text:style-name="T249"> model. We focused on the shape (</text:span><text:span text:style-name="T225">𝜙</text:span><text:span text:style-name="T249">) of the Weibull distribution, knowing that </text:span><text:span text:style-name="T225">𝜙</text:span><text:span text:style-name="T249"> &lt; 1 indicates a decreasing extinction probability with increasing taxon age and </text:span><text:span text:style-name="T225">𝜙</text:span><text:span text:style-name="T249"> &gt; 1 indicates an increasing extinction probability with increasing taxon age (no effect if </text:span><text:span text:style-name="T225">𝜙</text:span><text:span text:style-name="T249"> = 1). We performed 20 independent ADE analyses of randomized datasets before and after the increase in </text:span><text:soft-page-break/><text:span text:style-name="T249">turnover to assess the age selectivity of this taxonomic renewal (</text:span><text:span text:style-name="T247">SI Appendix,</text:span><text:span text:style-name="T249"> </text:span><text:span text:style-name="T248">Fig. S8-11 </text:span><text:span text:style-name="T249">and </text:span><text:span text:style-name="T247">Extended Materials and Methods</text:span><text:span text:style-name="T249">). We monitored parameter convergence with the pymc 5</text:span><text:span text:style-name="T245">.9.2 python library, and parameters were considered convergent if their ESS was above 200.</text:span></text:p>
      <text:p text:style-name="P53"/>
      <text:p text:style-name="P1"><text:span text:style-name="T228">Selection of environmental variables.</text:span><text:span text:style-name="T239">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38">SI Appendix,</text:span><text:span text:style-name="T239"> </text:span><text:span text:style-name="T229">Fig. S38 </text:span><text:span text:style-name="T241">and </text:span><text:span text:style-name="T228">Tab. S2</text:span><text:span text:style-name="T239">).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39">(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39">,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39">(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39">.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39">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39">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39">(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39">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39">(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39">.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39">(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39">, it is important to consider regional-scale variables because environmental changes across the Eocene-Oligocene </text:span><text:span text:style-name="T240">interval </text:span><text:span text:style-name="T239">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39">(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0"/>
      <text:p text:style-name="P2"><text:span text:style-name="T228">Multivariate Birth-Death (MBD) model. </text:span><text:span text:style-name="T239">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39">(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39">. </text:span><text:span text:style-name="T230">This model carries out two independent correlations involving a set of environmental covariates and diversification rates (</text:span><text:span text:style-name="T233">λ </text:span><text:span text:style-name="T230">and</text:span><text:span text:style-name="T233"> μ) </text:span><text:span text:style-name="T230">newly-estimated from empirical </text:span><text:span text:style-name="T233">T</text:span><text:span text:style-name="T117">s</text:span><text:span text:style-name="T233"> </text:span><text:span text:style-name="T230">and</text:span><text:span text:style-name="T233"> T</text:span><text:span text:style-name="T117">e</text:span><text:span text:style-name="T230">. Each variable is assigned to two correlation coefficients, one for the correlation with </text:span><text:span text:style-name="T233">λ</text:span><text:span text:style-name="T230"> (</text:span><text:span text:style-name="T234">G</text:span><text:span text:style-name="T118">i,λ</text:span><text:span text:style-name="T230">, where </text:span><text:span text:style-name="T233">i</text:span><text:span text:style-name="T230"> is the index of the variable in the set of covariates) and the other for the correlation with </text:span><text:span text:style-name="T233">μ</text:span><text:span text:style-name="T230"> (</text:span><text:span text:style-name="T234">G</text:span><text:span text:style-name="T118">i,μ</text:span><text:span text:style-name="T230">). An MCMC algorithm jointly estimates baseline origination and extinction rates and all the </text:span><text:span text:style-name="T234">G</text:span><text:span text:style-name="T118">λ</text:span><text:span text:style-name="T230"> and </text:span><text:span text:style-name="T234">G</text:span><text:span text:style-name="T118">µ</text:span><text:span text:style-name="T230">, while controlling for over-parameterization. Each </text:span><text:span text:style-name="T234">G</text:span><text:span text:style-name="T118">λ</text:span><text:span text:style-name="T119"> </text:span><text:span text:style-name="T230">and </text:span><text:span text:style-name="T234">G</text:span><text:span text:style-name="T118">µ</text:span><text:span text:style-name="T230"> is assigned a shrinkage weight (</text:span><text:span text:style-name="T234">w</text:span><text:span text:style-name="T230">(</text:span><text:span text:style-name="T234">G</text:span><text:span text:style-name="T118">λ</text:span><text:span text:style-name="T230">) or </text:span><text:span text:style-name="T234">w</text:span><text:span text:style-name="T230">(</text:span><text:span text:style-name="T234">G</text:span><text:span text:style-name="T118">µ</text:span><text:span text:style-name="T230">)), ranging between 0 and 1, testing the significance of the correlation. A correlation of coefficient </text:span><text:span text:style-name="T234">G</text:span><text:span text:style-name="T118">λ,i</text:span><text:span text:style-name="T119"> </text:span><text:span text:style-name="T230">is considered significant if </text:span><text:span text:style-name="T234">w</text:span><text:span text:style-name="T230">(</text:span><text:span text:style-name="T234">G</text:span><text:span text:style-name="T118">λ,i</text:span><text:span text:style-name="T230">) &gt; 0.5 and if a sufficiently high proportion (i.e., &gt;90%) of its posterior density does not overlap with 0.</text:span><text:span text:style-name="T239"> </text:span><text:span text:style-name="T230">Each set of MBD analyses was run across 10 million iterations, sampling every 10,000. We carried out exponential correlations. Parameter convergence (i.e., ESS &gt; 200) was assessed using the </text:span><text:span text:style-name="T233">pymc </text:span><text:span text:style-name="T230">5.9.2</text:span><text:span text:style-name="T233"> </text:span><text:span text:style-name="T230">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30">(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2">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12">https://github.com/Buffan3369/Neotropical_mammals.git</text:span></text:a><text:span text:style-name="T32"> and </text:span><text:a xlink:type="simple" xlink:href="https://github.com/Alexis-Marion/CorsaiR.git" text:style-name="Internet_20_link" text:visited-style-name="Visited_20_Internet_20_Link"><text:span text:style-name="T112">https://github.com/Alexis-Marion/CorsaiR.git</text:span></text:a><text:span text:style-name="T32">).</text:span></text:p>
      <text:p text:style-name="P19"/>
      <text:p text:style-name="P19"/>
      <text:p text:style-name="P27"><text:soft-page-break/>Acknowledgments</text:p>
      <text:p text:style-name="P44"><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4">1. <text:tab/>M. R. Willig, D. M. Kaufman, R. D. Stevens, Latitudinal Gradients of Biodiversity: Pattern, Process, Scale, and Synthesis. <text:span text:style-name="T134">Annu. Rev. Ecol. Evol. Syst.</text:span> <text:span text:style-name="T125">34</text:span>, 273–309 (2003).</text:p>
      <text:p text:style-name="P54">2. <text:tab/>C. R. Scotese, An Atlas of Phanerozoic Paleogeographic Maps: The Seas Come In and the Seas Go Out. <text:span text:style-name="T134">Annu. Rev. Earth Planet. Sci.</text:span> <text:span text:style-name="T125">49</text:span>, 679–728 (2021).</text:p>
      <text:p text:style-name="P54">3. <text:tab/>F. J. Goin, M. O. Woodburne, A. N. Zimicz, G. M. Martin, L. Chornogubsky, <text:span text:style-name="T134">A brief history of South American Metatherians: evolutionary contexts and intercontinental dispersals</text:span>, Springer Dordrecht (2016).</text:p>
      <text:p text:style-name="P54">4. <text:tab/>M. Boivin, L. Marivaux, P.-O. Antoine, L’apport du registre paléogène d’Amazonie sur la diversification initiale des Caviomorpha (Hystricognathi, Rodentia): implications phylogénétiques, macroévolutives et paléobiogéographiques. <text:span text:style-name="T134">Geodiversitas</text:span> <text:span text:style-name="T125">41</text:span>, 143–245 (2019).</text:p>
      <text:p text:style-name="P54">5. <text:tab/>D. A. Croft, J. N. Gelfo, G. M. López, Splendid Innovation: The Extinct South American Native Ungulates. <text:span text:style-name="T134">Annu. Rev. Earth Planet. Sci.</text:span> <text:span text:style-name="T125">48</text:span>, 259–290 (2020).</text:p>
      <text:p text:style-name="P54">6. <text:tab/>R. M. D. Beck, D. de Vries, M. C. Janiak, I. B. Goodhead, J. P. Boubli, Total evidence phylogeny of platyrrhine primates and a comparison of undated and tip-dating approaches. <text:span text:style-name="T134">J. Hum. Evol.</text:span> <text:span text:style-name="T125">174</text:span>, 103293 (2023).</text:p>
      <text:p text:style-name="P54">7. <text:tab/>J. V. Tejada, <text:span text:style-name="T134">et al.</text:span>, Bayesian Total-Evidence Dating Revisits Sloth Phylogeny and Biogeography: A Cautionary Tale on Morphological Clock Analyses. <text:span text:style-name="T134">Syst. Biol.</text:span> <text:span text:style-name="T125">73</text:span>, 125–139 (2024).</text:p>
      <text:p text:style-name="P54">8. <text:tab/>G. G. Simpson, <text:span text:style-name="T134">Splendid isolation : the Curious History of South American Mammals</text:span>, Yale University Press, New Haven (1980).</text:p>
      <text:p text:style-name="P54">9. <text:tab/>D. A. Croft, J. J. Flynn, A. R. Wyss, The Tinguiririca Fauna of Chile and the early stages of “modernization” of South American mammal faunas. <text:span text:style-name="T134">Arq. Mus. Nac. Rio Jan.</text:span> <text:span text:style-name="T125">66</text:span>, 191–211 (2008).</text:p>
      <text:p text:style-name="P54">10. <text:tab/>P.-O. Antoine, <text:span text:style-name="T134">et al.</text:span>, Middle Eocene rodents from Peruvian Amazonia reveal the pattern and timing of caviomorph origins and biogeography. <text:span text:style-name="T134">Proc. R. Soc. B Biol. Sci.</text:span> <text:span text:style-name="T125">279</text:span>, 1319–1326 (2011).</text:p>
      <text:p text:style-name="P54">11. <text:tab/>M. Bond, <text:span text:style-name="T134">et al.</text:span>, Eocene primates of South America and the African origins of New World monkeys. <text:span text:style-name="T134">Nature</text:span> <text:span text:style-name="T125">520</text:span>, 538–541 (2015).</text:p>
      <text:p text:style-name="P54">12. <text:tab/>L. Marivaux, <text:span text:style-name="T134">et al.</text:span>, An eosimiid primate of South Asian affinities in the Paleogene of Western Amazonia and the origin of New World monkeys. <text:span text:style-name="T134">Proc. Natl. Acad. Sci. </text:span><text:span text:style-name="T135">U.S.A.</text:span> <text:span text:style-name="T125">120</text:span>, e2301338120 (2023).</text:p>
      <text:p text:style-name="P54">13. <text:tab/>C. Montes, <text:span text:style-name="T134">et al.</text:span>, Middle Miocene closure of the Central American Seaway. <text:span text:style-name="T134">Science</text:span> <text:span text:style-name="T125">348</text:span>, 226–229 (2015).</text:p>
      <text:p text:style-name="P54">14. <text:tab/>L. G. Marshall, Land Mammals and the Great American Interchange. <text:span text:style-name="T134">Am. Sci.</text:span> <text:span text:style-name="T125">76</text:span>, 380–388 (1988).</text:p>
      <text:p text:style-name="P54">15. <text:tab/>H. K. Coxall, P. N. Pearson, “The Eocene–Oligocene Transition” in <text:span text:style-name="T134">Deep-Time Perspectives on Climate Change: Marrying the Signal from Computer Models and Biological Proxies</text:span>, M. Williams, A. M. Haywood, F. J. Gregory, D. N. Schmidt, Eds. (Geological Society of London, 2007), pp. 351–387.</text:p>
      <text:p text:style-name="P54">16. <text:tab/>T. Westerhold, <text:span text:style-name="T134">et al.</text:span>, An astronomically dated record of Earth’s climate and its predictability over the last 66 million years. <text:span text:style-name="T134">Science</text:span> <text:span text:style-name="T125">369</text:span>, 1383–1387 (2020).</text:p>
      <text:p text:style-name="P54">17. <text:tab/>K. G. Miller, <text:span text:style-name="T134">et al.</text:span>, Cenozoic sea-level and cryospheric evolution from deep-sea geochemical and continental margin records. <text:span text:style-name="T134">Sci. Adv.</text:span> <text:span text:style-name="T125">6</text:span>, eaaz1346 (2020).</text:p>
      <text:p text:style-name="P54">18. <text:tab/>Z. Liu, <text:span text:style-name="T134">et al.</text:span>, Global Cooling During the Eocene-Oligocene Climate Transition. <text:span text:style-name="T134">Science</text:span> <text:span text:style-name="T125">323</text:span>, 1187–1190 (2009).</text:p>
      <text:p text:style-name="P54"><text:soft-page-break/>19. <text:tab/>A. Toumoulin, <text:span text:style-name="T134">et al.</text:span>, Quantifying the Effect of the Drake Passage Opening on the Eocene Ocean. <text:span text:style-name="T134">Paleoceanogr. Paleoclimatology</text:span> <text:span text:style-name="T125">35</text:span>, e2020PA003889 (2020).</text:p>
      <text:p text:style-name="P54">20. <text:tab/>H. G. Stehlin, Remarques sur les faunules de mammifères des couches éocènes et oligocènes du Bassin de Paris. <text:span text:style-name="T134">Bull. Soc. Géol. Fr.</text:span> 488–520 (1909).</text:p>
      <text:p text:style-name="P54">21. <text:tab/>S. Legendre, <text:span text:style-name="T134">et al.</text:span>, Évolution de la diversité des faunes de Mammifères d’Europe occidentale au Paléogène (MP 11 à MP 30). <text:span text:style-name="T134">Bull. Soc. Géol. Fr.</text:span> <text:span text:style-name="T125">162</text:span>, 867–874 (1991).</text:p>
      <text:p text:style-name="P54">22. <text:tab/>G. Escarguel, S. Legendre, B. Sigé, Unearthing deep-time biodiversity changes: The Palaeogene mammalian metacommunity of the Quercy and Limagne area (Massif Central, France). <text:span text:style-name="T134">C. R. G..</text:span> <text:span text:style-name="T125">340</text:span>, 602–614 (2008).</text:p>
      <text:p text:style-name="P55">23. <text:tab/>R. Weppe, F. L. Condamine, G. Guinot, J. Maugoust, M. J. Orliac, Drivers of the artiodactyl turnover in insular western Europe at the Eocene–Oligocene Transition. <text:span text:style-name="T134">Proc. Natl. Acad. Sci. </text:span><text:span text:style-name="T135">U.S.A.</text:span> <text:span text:style-name="T125">120</text:span>, e2309945120 (2023).</text:p>
      <text:p text:style-name="P54">24. <text:tab/>J. Meng, M. C. McKenna, Faunal turnovers of Palaeogene mammals from the Mongolian Plateau. <text:span text:style-name="T134">Nature</text:span> <text:span text:style-name="T125">394</text:span>, 364–367 (1998).</text:p>
      <text:p text:style-name="P54">25. <text:tab/>B. P. Kraatz, J. H. Geisler, Eocene–Oligocene transition in Central Asia and its effects on mammalian evolution. <text:span text:style-name="T134">Geology</text:span> <text:span text:style-name="T125">38</text:span>, 111–114 (2010).</text:p>
      <text:p text:style-name="P54">26. <text:tab/>J. Sun, <text:span text:style-name="T134">et al.</text:span>, Synchronous turnover of flora, fauna and climate at the Eocene–Oligocene Boundary in Asia. <text:span text:style-name="T134">Sci. Rep.</text:span> <text:span text:style-name="T125">4</text:span>, 7463 (2014).</text:p>
      <text:p text:style-name="P55">27. <text:tab/>B. Figueirido, C. M. Janis, J. A. Pérez-Claros, M. De Renzi, P. Palmqvist, Cenozoic climate change influences mammalian evolutionary dynamics. <text:span text:style-name="T134">Proc. Natl. Acad. Sci. </text:span><text:span text:style-name="T135">U.S.A.</text:span> <text:span text:style-name="T125">109</text:span>, 722–727 (2012).</text:p>
      <text:p text:style-name="P54">28. <text:tab/>R. K. Stucky, “24. Mammalian Faunas in North America of Bridgerian to Early Arikareean ‘Ages’ (Eocene and Oligocene)” in <text:span text:style-name="T134">Eocene-Oligocene Climatic and Biotic Evolution</text:span>, (Princeton University Press, 2014), pp. 464–493.</text:p>
      <text:p text:style-name="P54">29. <text:tab/>D. de Vries, S. Heritage, M. R. Borths, H. M. Sallam, E. R. Seiffert, Widespread loss of mammalian lineage and dietary diversity in the early Oligocene of Afro-Arabia. <text:span text:style-name="T134">Commun. Biol.</text:span> <text:span text:style-name="T125">4</text:span>, 11–72 (2021).</text:p>
      <text:p text:style-name="P54">30. <text:tab/>L. R. Godfrey, <text:span text:style-name="T134">et al.</text:span>, Mid-Cenozoic climate change, extinction, and faunal turnover in Madagascar, and their bearing on the evolution of lemurs. <text:span text:style-name="T134">BMC Evol. Biol.</text:span> <text:span text:style-name="T125">20</text:span>, 97 (2020).</text:p>
      <text:p text:style-name="P54">31. <text:tab/>J. F. Hoyal Cuthill, N. Guttenberg, G. E. Budd, Impacts of speciation and extinction measured by an evolutionary decay clock. <text:span text:style-name="T134">Nature</text:span> <text:span text:style-name="T125">588</text:span>, 636–641 (2020).</text:p>
      <text:p text:style-name="P54">32. <text:tab/>M. A. Abello, N. Toledo, E. Ortiz-Jaureguizar, Evolution of South American Paucituberculata (Metatheria: Marsupialia): adaptive radiation and climate changes at the Eocene-Oligocene boundary. <text:span text:style-name="T134">Hist. Biol.</text:span> <text:span text:style-name="T125">32</text:span>, 476–493 (2020).</text:p>
      <text:p text:style-name="P54">33. <text:tab/>F. J. Goin, M. A. Abello, L. Chornogubsky, Middle Tertiary marsupials from central Patagonia (early Oligocene of Gran Barranca): understanding South America’s Grande Coupure. <text:span text:style-name="T134">Paleontol. Gran Barranca Camb. Univ Press N. Y. 448</text:span> 71–107 (2010).</text:p>
      <text:p text:style-name="P54">34. <text:tab/>P.-O. Antoine, <text:span text:style-name="T134">et al.</text:span>, Biotic community and landscape changes around the Eocene–Oligocene transition at Shapaja, Peruvian Amazonia: Regional or global drivers? <text:span text:style-name="T134">Glob. Planet. Change</text:span> <text:span text:style-name="T125">202</text:span>, 103512 (2021).</text:p>
      <text:p text:style-name="P54">35. <text:tab/>A. Solórzano, M. Núñez-Flores, Evolutionary trends of body size and hypsodonty in notoungulates and their probable drivers. <text:span text:style-name="T134">Palaeogeogr. Palaeoclimatol. Palaeoecol.</text:span> <text:span text:style-name="T125">568</text:span>, 110306 (2021).</text:p>
      <text:p text:style-name="P54"><text:soft-page-break/>36. <text:tab/>G. L. Stebbins, Coevolution of Grasses and Herbivores. <text:span text:style-name="T134">Ann. Mo. Bot. Gard.</text:span> <text:span text:style-name="T125">68</text:span>, 75–86 (1981).</text:p>
      <text:p text:style-name="P54">37. <text:tab/>M. A. Reguero, A. M. Candela, G. H. Cassini, “Hypsodonty and body size in rodent-like notoungulates” in <text:span text:style-name="T134">The Paleontology of Gran Barranca. Evolution and Environmental Change through the Middle Cenozoic of Patagonia.</text:span>, (Cambridge University Press, 2010), pp. 358–367.</text:p>
      <text:p text:style-name="P54">38. <text:tab/>G. Guinot, F. L. Condamine, Global impact and selectivity of the Cretaceous-Paleogene mass extinction among sharks, skates, and rays. <text:span text:style-name="T134">Science</text:span> <text:span text:style-name="T125">379</text:span>, 802–806 (2023).</text:p>
      <text:p text:style-name="P54">39. <text:tab/>A. R. Wallace, <text:span text:style-name="T134">Tropical Nature, and Other Essays</text:span> (Macmillan and Company, 1878).</text:p>
      <text:p text:style-name="P54">40. <text:tab/>M. J. Kohn, <text:span text:style-name="T134">et al.</text:span>, Climate stability across the Eocene-Oligocene transition, southern Argentina. <text:span text:style-name="T134">Geology</text:span> <text:span text:style-name="T125">32</text:span>, 621–624 (2004).</text:p>
      <text:p text:style-name="P54">41. <text:tab/>M. J. Kohn, <text:span text:style-name="T134">et al.</text:span>, Quasi-static Eocene–Oligocene climate in Patagonia promotes slow faunal evolution and mid-Cenozoic global cooling. <text:span text:style-name="T134">Palaeogeogr. Palaeoclimatol. Palaeoecol.</text:span> <text:span text:style-name="T125">435</text:span>, 24–37 (2015).</text:p>
      <text:p text:style-name="P54">42. <text:tab/>C. A. E. Strömberg, R. E. Dunn, R. H. Madden, M. J. Kohn, A. A. Carlini, Decoupling the spread of grasslands from the evolution of grazer-type herbivores in South America. <text:span text:style-name="T134">Nat. Commun.</text:span> <text:span text:style-name="T125">4</text:span>, 1478 (2013).</text:p>
      <text:p text:style-name="P54">43. <text:tab/>D. Silvestro, J. Schnitzler, L. H. Liow, A. Antonelli, N. Salamin, Bayesian Estimation of Speciation and Extinction from Incomplete Fossil Occurrence Data. <text:span text:style-name="T134">Syst. Biol.</text:span> <text:span text:style-name="T125">63</text:span>, 349–367 (2014).</text:p>
      <text:p text:style-name="P54">44. <text:tab/>D. Silvestro, N. Salamin, J. Schnitzler, PyRate: a new program to estimate speciation and extinction rates from incomplete fossil data. <text:span text:style-name="T134">Methods Ecol. Evol.</text:span> <text:span text:style-name="T125">5</text:span>, 1126–1131 (2014).</text:p>
      <text:p text:style-name="P54">45. <text:tab/>J. C. Zachos, G. R. Dickens, R. E. Zeebe, An early Cenozoic perspective on greenhouse warming and carbon-cycle dynamics. <text:span text:style-name="T134">Nature</text:span> <text:span text:style-name="T125">451</text:span>, 279–283 (2008).</text:p>
      <text:p text:style-name="P54">46. <text:tab/>C. Jouault, A. Nel, V. Perrichot, F. Legendre, F. L. Condamine, Multiple drivers and lineage-specific insect extinctions during the Permo–Triassic. <text:span text:style-name="T134">Nat. Commun.</text:span> <text:span text:style-name="T125">13</text:span>, 7512 (2022).</text:p>
      <text:p text:style-name="P54">47. <text:tab/>M. R. Ciancio, A. A. Carlini, K. E. Campbell, G. J. Scillato-Yané, New Palaeogene cingulates (Mammalia, Xenarthra) from Santa Rosa, Perú and their importance in the context of South American faunas. <text:span text:style-name="T134">J. Syst. Palaeontol.</text:span> <text:span text:style-name="T125">11</text:span>, 727–741 (2013).</text:p>
      <text:p text:style-name="P54">48. <text:tab/>D. R. Prothero, The Late Eocene-Oligocene Extinctions. <text:span text:style-name="T134">Annu. Rev. Earth Planet. Sci.</text:span> <text:span text:style-name="T125">22</text:span>, 145–165 (1994).</text:p>
      <text:p text:style-name="P54">49. <text:tab/>C. R. Scotese, H. Song, B. J. W. Mills, D. G. van der Meer, Phanerozoic paleotemperatures: The earth’s changing climate during the last 540 million years. <text:span text:style-name="T134">Earth-Sci. Rev.</text:span> <text:span text:style-name="T125">215</text:span>, 103503 (2021).</text:p>
      <text:p text:style-name="P54">50. <text:tab/>I. Quintero, M. J. Landis, W. Jetz, H. Morlon, The build-up of the present-day tropical diversity of tetrapods. <text:span text:style-name="T134">Proc. Natl. Acad. Sci.</text:span> <text:span text:style-name="T125">120</text:span>, e2220672120 (2023).</text:p>
      <text:p text:style-name="P54">51. <text:tab/>P.-O. Antoine, R. Salas-Gismondi, F. Pujos, M. Ganerød, L. Marivaux, Western Amazonia as a Hotspot of Mammalian Biodiversity Throughout the Cenozoic. <text:span text:style-name="T134">J. Mamm. Evol.</text:span> <text:span text:style-name="T125">24</text:span>, 5–17 (2017).</text:p>
      <text:p text:style-name="P56">52. <text:tab/>K. E. Campbell, P. B. O’Sullivan, J. G. Fleagle, D. de Vries, E. R. Seiffert, An Early Oligocene age for the oldest known monkeys and rodents of South America. <text:span text:style-name="T134">Proc. Natl. Acad. Sci. </text:span><text:span text:style-name="T135">U.S.A.</text:span> <text:span text:style-name="T125">118</text:span>, e2105956118 (2021).</text:p>
      <text:p text:style-name="P54">53. <text:tab/>G. L. Stebbins, “Trends of Angiosperm Phylogeny - The Ecological Basis of Diversity” in <text:span text:style-name="T134">Flowering Plants: Evolution above the Species Level</text:span>, The Belknap Press of Harvard University Press, (1974), pp. 156–170.</text:p>
      <text:p text:style-name="P54"><text:soft-page-break/>54. <text:tab/>T. Vasconcelos, B. C. O’Meara, J. M. Beaulieu, Retiring “Cradles” and “Museums” of Biodiversity. <text:span text:style-name="T134">Am. Nat.</text:span> <text:span text:style-name="T125">199</text:span>, 194–205 (2022).</text:p>
      <text:p text:style-name="P54">55. <text:tab/>J. Rolland, F. L. Condamine, F. Jiguet, H. Morlon, Faster Speciation and Reduced Extinction in the Tropics Contribute to the Mammalian Latitudinal Diversity Gradient. <text:span text:style-name="T134">PLOS Biol.</text:span> <text:span text:style-name="T125">12</text:span>, e1001775 (2014).</text:p>
      <text:p text:style-name="P54">56. <text:tab/>A. S. Meseguer, F. L. Condamine, Ancient tropical extinctions at high latitudes contributed to the latitudinal diversity gradient. <text:span text:style-name="T134">Evolution</text:span> <text:span text:style-name="T125">74</text:span>, 1966–1987 (2020).</text:p>
      <text:p text:style-name="P54">57. <text:tab/>D. Jablonski, K. Roy, J. W. Valentine, Out of the Tropics: Evolutionary Dynamics of the Latitudinal Diversity Gradient. <text:span text:style-name="T134">Science</text:span> <text:span text:style-name="T125">314</text:span>, 102–106 (2006).</text:p>
      <text:p text:style-name="P54">58. <text:tab/>D. Storch, J. G. Okie, The carrying capacity for species richness. <text:span text:style-name="T134">Glob. Ecol. Biogeogr.</text:span> <text:span text:style-name="T125">28</text:span>, 1519–1532 (2019).</text:p>
      <text:p text:style-name="P54">59. <text:tab/>O. Hagen, T. Andermann, T. B. Quental, A. Antonelli, D. Silvestro, Estimating Age-Dependent Extinction: Contrasting Evidence from Fossils and Phylogenies. <text:span text:style-name="T134">Syst. Biol.</text:span> <text:span text:style-name="T125">67</text:span>, 458–474 (2018).</text:p>
      <text:p text:style-name="P54">60. <text:tab/>S. Finnegan, J. L. Payne, S. C. Wang, The Red Queen Revisited: Reevaluating the Age Selectivity of Phanerozoic Marine Genus Extinctions. <text:span text:style-name="T134">Paleobiology</text:span> <text:span text:style-name="T125">34</text:span>, 318–341 (2008).</text:p>
      <text:p text:style-name="P54">61. <text:tab/>F. L. Condamine, J. Romieu, G. Guinot, Climate cooling and clade competition likely drove the decline of lamniform sharks. <text:span text:style-name="T134">Proc. Natl. Acad. Sci.</text:span> <text:span text:style-name="T125">116</text:span>, 20584–20590 (2019).</text:p>
      <text:p text:style-name="P54">62. <text:tab/>D. Silvestro, <text:span text:style-name="T134">et al.</text:span>, A 450 million years long latitudinal gradient in age-dependent extinction. <text:span text:style-name="T134">Ecol. Lett.</text:span> <text:span text:style-name="T125">23</text:span>, 439–446 (2020).</text:p>
      <text:p text:style-name="P56">63. <text:tab/>J. G. Saulsbury, C. T. Parins-Fukuchi, C. J. Wilson, T. Reitan, L. H. Liow, Age-dependent extinction and the neutral theory of biodiversity. <text:span text:style-name="T134">Proc. Natl. Acad. Sci. </text:span><text:span text:style-name="T135">U.S.A.</text:span> <text:span text:style-name="T125">121</text:span>, e2307629121 (2024).</text:p>
      <text:p text:style-name="P54">64. <text:tab/>IPCC, “Climate Change 2023: Synthesis Report. Contribution of Working Groups I, II and III to the Sixth Assessment Report of the Intergovernmental Panel on Climate Change [Core Writing Team, H. Lee and J. Romero (eds.)]” (IPCC, 2023).</text:p>
      <text:p text:style-name="P54">65. <text:tab/>F. L. Condamine, J. Rolland, H. Morlon, Macroevolutionary perspectives to environmental change. <text:span text:style-name="T134">Ecol. Lett.</text:span> <text:span text:style-name="T125">16</text:span>, 72–85 (2013).</text:p>
      <text:p text:style-name="P54">66. <text:tab/>F. L. Condamine, J. Rolland, H. Morlon, Assessing the causes of diversification slowdowns: temperature-dependent and diversity-dependent models receive equivalent support. <text:span text:style-name="T134">Ecol. Lett.</text:span> <text:span text:style-name="T125">22</text:span>, 1900–1912 (2019).</text:p>
      <text:p text:style-name="P54">67. <text:tab/>R. Weppe, M. J. Orliac, G. Guinot, F. L. Condamine, Evolutionary drivers, morphological evolution and diversity dynamics of a surviving mammal clade: cainotherioids at the Eocene–Oligocene transition. <text:span text:style-name="T134">Proc. R. Soc. B Biol. Sci.</text:span> <text:span text:style-name="T125">288</text:span>, 20210173 (2021).</text:p>
      <text:p text:style-name="P54">68. <text:tab/>M. J. Pound, U. Salzmann, Heterogeneity in global vegetation and terrestrial climate change during the late Eocene to early Oligocene transition. <text:span text:style-name="T134">Sci. Rep.</text:span> <text:span text:style-name="T125">7</text:span>, 43386 (2017).</text:p>
      <text:p text:style-name="P54">69. <text:tab/>A. Antonelli, <text:span text:style-name="T134">et al.</text:span>, Geological and climatic influences on mountain biodiversity. <text:span text:style-name="T134">Nat. Geosci.</text:span> <text:span text:style-name="T125">11</text:span>, 718–725 (2018).</text:p>
      <text:p text:style-name="P56">70. <text:tab/>A. Antonelli, J. A. A. Nylander, C. Persson, I. Sanmartín, Tracing the impact of the Andean uplift on Neotropical plant evolution. <text:span text:style-name="T134">Proc. Natl. Acad. Sci. </text:span><text:span text:style-name="T135">U.S.A.</text:span> <text:span text:style-name="T125">106</text:span>, 9749–9754 (2009).</text:p>
      <text:p text:style-name="P54"><text:soft-page-break/>71. <text:tab/>L. M. Boschman, F. L. Condamine, Mountain radiations are not only rapid and recent: Ancient diversification of South American frog and lizard families related to Paleogene Andean orogeny and Cenozoic climate variations. <text:span text:style-name="T134">Glob. Planet. Change</text:span> <text:span text:style-name="T125">208</text:span>, 103704 (2022).</text:p>
      <text:p text:style-name="P54">72. <text:tab/>P. Vallejos-Garrido, <text:span text:style-name="T134">et al.</text:span>, The importance of the Andes in the evolutionary radiation of Sigmodontinae (Rodentia, Cricetidae), the most diverse group of mammals in the Neotropics. <text:span text:style-name="T134">Sci. Rep.</text:span> <text:span text:style-name="T125">13</text:span>, 2207 (2023).</text:p>
      <text:p text:style-name="P54">73. <text:tab/>P. A. Selkin, <text:span text:style-name="T134">et al.</text:span>, Climate, dust, and fire across the Eocene-Oligocene transition, Patagonia. <text:span text:style-name="T134">Geology</text:span> <text:span text:style-name="T125">43</text:span>, 567–570 (2015).</text:p>
      <text:p text:style-name="P54">74. <text:tab/>R. E. Dunn, C. A. E. Strömberg, R. H. Madden, M. J. Kohn, A. A. Carlini, Linked canopy, climate, and faunal change in the Cenozoic of Patagonia. <text:span text:style-name="T134">Science</text:span> <text:span text:style-name="T125">347</text:span>, 258–261 (2015).</text:p>
      <text:p text:style-name="P56">75. <text:tab/>A. Antonelli, <text:span text:style-name="T134">et al.</text:span>, Amazonia is the primary source of Neotropical biodiversity. <text:span text:style-name="T134">Proc. Natl. Acad. Sci. </text:span><text:span text:style-name="T135">U.S.A.</text:span> <text:span text:style-name="T125">115</text:span>, 6034–6039 (2018).</text:p>
      <text:p text:style-name="P54">76. <text:tab/>J. T. Flannery-Sutherland, D. Silvestro, M. J. Benton, Global diversity dynamics in the fossil record are regionally heterogeneous. <text:span text:style-name="T134">Nat. Commun.</text:span> <text:span text:style-name="T125">13</text:span>, 2751 (2022).</text:p>
      <text:p text:style-name="P54">77. <text:tab/>J. T. Flannery-Sutherland, <text:span text:style-name="T134">et al.</text:span>, Late Cretaceous ammonoids show that drivers of diversification are regionally heterogeneous. <text:span text:style-name="T134">Nat. Commun.</text:span> <text:span text:style-name="T125">15</text:span>, 5382 (2024).</text:p>
      <text:p text:style-name="P56">78. <text:tab/>C. Jouault, F. L. Condamine, F. Legendre, V. Perrichot, The Angiosperm Terrestrial Revolution buffered ants against extinction. <text:span text:style-name="T134">Proc. Natl. Acad. Sci. </text:span><text:span text:style-name="T135">U.S.A.</text:span> <text:span text:style-name="T125">121</text:span>, e2317795121 (2024).</text:p>
      <text:p text:style-name="P54">79. <text:tab/>C. Scotese, N. M. Wright, PALEOMAP Paleodigital Elevation Models (PaleoDEMs) for the Phanerozoic PALEOMAP Project. (2018).</text:p>
      <text:p text:style-name="P54">80. <text:tab/>L. A. Jones, <text:span text:style-name="T134">et al.</text:span>, palaeoverse: A community-driven R package to support palaeobiological analysis. <text:span text:style-name="T134">Methods Ecol. Evol.</text:span> <text:span text:style-name="T125">14</text:span>, 2205–2215 (2023).</text:p>
      <text:p text:style-name="P54">81. <text:tab/>D. Silvestro, N. Salamin, A. Antonelli, X. Meyer, Improved estimation of macroevolutionary rates from fossil data using a Bayesian framework. <text:span text:style-name="T134">Paleobiology</text:span> <text:span text:style-name="T125">45</text:span>, 546–570 (2019).</text:p>
      <text:p text:style-name="P54">82. <text:tab/>D. Silvestro, B. Cascales-Miñana, C. D. Bacon, A. Antonelli, Revisiting the origin and diversification of vascular plants through a comprehensive Bayesian analysis of the fossil record. <text:span text:style-name="T134">New Phytol.</text:span> <text:span text:style-name="T125">207</text:span>, 425–436 (2015).</text:p>
      <text:p text:style-name="P54">83. <text:tab/>T. Wiecki, <text:span text:style-name="T134">et al.</text:span>, pymc-devs/pymc: v5.9.2. (2023). https://doi.org/10.5281/zenodo.4603970.</text:p>
      <text:p text:style-name="P54">84. <text:tab/>A. D. Barnosky, Distinguishing the effects of the Red Queen and Court Jester on Miocene mammal evolution in the northern Rocky mountains. <text:span text:style-name="T134">J. Vertebr. Paleontol.</text:span> <text:span text:style-name="T125">21</text:span>, 172–185 (2001).</text:p>
      <text:p text:style-name="P54">85. <text:tab/>L. Palazzesi, V. Barreda, Fossil pollen records reveal a late rise of open-habitat ecosystems in Patagonia. <text:span text:style-name="T134">Nat. Commun.</text:span> <text:span text:style-name="T125">3</text:span>, 1294 (2012).</text:p>
      <text:p text:style-name="P54">86. <text:tab/>A. Toumoulin, <text:span text:style-name="T134">et al.</text:span>, Evolution of continental temperature seasonality from the Eocene greenhouse to the Oligocene icehouse –a model–data comparison. <text:span text:style-name="T134">Clim. Past</text:span> <text:span text:style-name="T125">18</text:span>, 341–362 (2022).</text:p>
      <text:p text:style-name="P54">87. <text:tab/>S. Lehtonen, <text:span text:style-name="T134">et al.</text:span>, Environmentally driven extinction and opportunistic origination explain fern diversification patterns. <text:span text:style-name="T134">Sci. Rep.</text:span> <text:span text:style-name="T125">7</text:span>, 4831 (2017).</text:p>
      <text:p text:style-name="P54">88. <text:tab/>W. Gearty, L. A. Jones, rphylopic: An R package for fetching, transforming, and visualising PhyloPic silhouettes. <text:span text:style-name="T134">Methods Ecol. Evol.</text:span> <text:span text:style-name="T125">14</text:span>, 2700–2708 (2023).</text:p>
      <text:p text:style-name="P54"><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2"><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2">The plot on the left (</text:span><text:span text:style-name="T26">A</text:span><text:span text:style-name="T32">)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2">), the net diversification rate (origination minus extinction) (</text:span><text:span text:style-name="T26">C</text:span><text:span text:style-name="T32">), and diversity (</text:span><text:span text:style-name="T26">D</text:span><text:span text:style-name="T32">)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2">) plot indicate significant rate shifts. Organisms’ silhouettes are from PhyloPic (</text:span><text:a xlink:type="simple" xlink:href="https://www.phylopic.org/" text:style-name="Standard" text:visited-style-name="Standard"><text:span text:style-name="T112">https://www.phylopic.org</text:span></text:a><text:span text:style-name="T32">)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2">(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2"> Silhouettes were contributed by Julián Bayona, 2016 (CC BY-SA 3.0), Kai R. Kaspar (CC BY-SA 3.0), Milena Cavalcanti, Patricia Pilatti &amp; Diego Astúa (CC BY 4.0). Geological </text:span><text:span text:style-name="T50">and South American Land Mammal Ages (SALMA) </text:span><text:span text:style-name="T32">timescale</text:span><text:span text:style-name="T50">s</text:span><text:span text:style-name="T32"> w</text:span><text:span text:style-name="T50">ere</text:span><text:span text:style-name="T32">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2">(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7"><text:span text:style-name="T100">Abbreviations for SALMA. Des: Deseadan, Ting: Tinguirirican, Must: Mustersan, Bar: Barrancan, </text:span><text:span text:style-name="T102">Sap</text:span><text:span text:style-name="T100">: “Sapoan Fauna”, R: Riochian, It: Itaboraian. </text:span><text:span text:style-name="T102">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2">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1">and SALMA </text:span><text:span text:style-name="T32">timescale</text:span><text:span text:style-name="T51">s</text:span><text:span text:style-name="T32"> w</text:span><text:span text:style-name="T51">ere</text:span><text:span text:style-name="T32">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2">(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91">Abbreviations for SALMA. Des: Deseadan, Ting: Tinguirirican, Must: Mustersan, Bar: Barrancan, </text:span><text:span text:style-name="T92">Sap</text:span><text:span text:style-name="T91">: “Sapoan Fauna”, R</text:span><text:span text:style-name="T93">io</text:span><text:span text:style-name="T91">: Riochian. </text:span><text:span text:style-name="T92">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2">Diversification (</text:span><text:span text:style-name="T26">A-B </text:span><text:span text:style-name="T32">and</text:span><text:span text:style-name="T26"> D-E</text:span><text:span text:style-name="T32">) and diversity (</text:span><text:span text:style-name="T26">C </text:span><text:span text:style-name="T32">and</text:span><text:span text:style-name="T26"> F</text:span><text:span text:style-name="T32">) dynamics of South American mammal genera between the Eocene and Oligocene arranged by paleotropical affinity. Trends are assessed for the tropical <text:s/>(</text:span><text:span text:style-name="T26">A-C</text:span><text:span text:style-name="T32">) and extratropical (</text:span><text:span text:style-name="T26">D-F</text:span><text:span text:style-name="T32">) biomes. Origination and extinction rates are respectively depicted in blue and red. Stars indicate significant rate shifts. The timing and significance of rate shifts was assessed by the RJMCMC model (</text:span><text:span text:style-name="T26">Fig. S3</text:span><text:span text:style-name="T30">5-36</text:span><text:span text:style-name="T32">).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48">The question mark on the tropical diversity-through-time plot (</text:span><text:span text:style-name="T28">C</text:span><text:span text:style-name="T101">) indicate</text:span><text:span text:style-name="T103">s</text:span><text:span text:style-name="T101"> that the </text:span><text:span text:style-name="T104">late-Oligocen tropical diversity decline </text:span><text:span text:style-name="T101">that is observe</text:span><text:span text:style-name="T104">d</text:span><text:span text:style-name="T101"> is likely due to the quasi-absence of fossil material of Late Eocene age (Deseadan SALMA) so far unearthed. </text:span><text:span text:style-name="T100">The</text:span><text:span text:style-name="T32"> maps on the right show the localities of our extratropical (top) and tropical (bottom) occurrences. Geological </text:span><text:span text:style-name="T52">and SALMA </text:span><text:span text:style-name="T32">timescale</text:span><text:span text:style-name="T52">s</text:span><text:span text:style-name="T32"> w</text:span><text:span text:style-name="T52">ere</text:span><text:span text:style-name="T32">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2">(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3"><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2">Bayesian estimation of correlation parameters on origination (blue) and extinction (red) rates with paleoenvironmental variables. (</text:span><text:span text:style-name="T26">A</text:span><text:span text:style-name="T32">)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49">higher than</text:span><text:span text:style-name="T32"> 0.5 and the correlation parameter not including 0 in their 95% HPD, are highlighted by stars and darker shades. Details of the environmental variables can be found in</text:span><text:span text:style-name="T27"> </text:span><text:span text:style-name="T29">Fig. S38</text:span><text:span text:style-name="T27"> </text:span><text:span text:style-name="T105">and </text:span><text:span text:style-name="T26">Tab. S2</text:span><text:span text:style-name="T32"> (‘forest density’ refers to the relative Leaf Area Index, abbreviated rLAI). A graphical interpretation of the highlighted effects of environment covariates on South American mammal diversity is proposed in (</text:span><text:span text:style-name="T26">B</text:span><text:span text:style-name="T32">). Arrows with a sharp head indicate positive correlations, whereas flat heads indicate negative ones. Following color legend in (</text:span><text:span text:style-name="T26">A</text:span><text:span text:style-name="T32">), the arrow indicates the rate on which the correlation was found, with red being the extinction rate and blue the origination rate. Temperature during the Eocene (displayed in pink) was taken from </text:span><text:span text:style-name="T53">Westerhold et al</text:span><text:span text:style-name="T32">.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2">(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2">.</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2"><text:span text:style-name="T2">Table 1</text:span><text:change text:change-id="ct94236374241520"/><text:change-start text:change-id="ct94236374168960"/><text:span text:style-name="T2">. </text:span><text:change-end text:change-id="ct9423637416896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7-10T15:39:39.249471500</dc:date>
    <meta:editing-cycles>364</meta:editing-cycles>
    <meta:editing-duration>P1DT17H58M1S</meta:editing-duration>
    <meta:generator>LibreOffice/7.3.7.2$Linux_X86_64 LibreOffice_project/30$Build-2</meta:generator>
    <dc:creator>Lucas Buffan</dc:creator>
    <meta:document-statistic meta:table-count="1" meta:image-count="5" meta:object-count="0" meta:page-count="28" meta:paragraph-count="195" meta:word-count="9837" meta:character-count="66574" meta:non-whitespace-character-count="56876"/>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